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mpressed</text:p>
          </table:table-cell>
          <table:table-cell office:value-type="string" calcext:value-type="string">
            <text:p>GS</text:p>
          </table:table-cell>
          <table:table-cell table:number-columns-repeated="2"/>
          <table:table-cell office:value-type="string" calcext:value-type="string">
            <text:p>bank04.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 data</text:p>
          </table:table-cell>
          <table:table-cell/>
          <table:table-cell table:style-name="ce4" office:value-type="string" calcext:value-type="string">
            <text:p>BP = 61EC</text:p>
          </table:table-cell>
          <table:table-cell table:style-name="ce4" office:value-type="string" calcext:value-type="string">
            <text:p>BP = 65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HEX addy</text:p>
          </table:table-cell>
          <table:table-cell table:style-name="ce5" office:value-type="string" calcext:value-type="string">
            <text:p>GS</text:p>
          </table:table-cell>
          <table:table-cell table:style-name="ce5"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hex addy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DEC2HEX([.A4])" office:value-type="string" office:string-value="C000" calcext:value-type="string">
            <text:p>C00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office:value-type="float" office:value="40960" calcext:value-type="float">
            <text:p>40960</text:p>
          </table:table-cell>
          <table:table-cell table:formula="of:=DEC2HEX([.G4])" office:value-type="string" office:string-value="A000" calcext:value-type="string">
            <text:p>A000</text:p>
          </table:table-cell>
          <table:table-cell table:formula="of:=HEX2DEC([.J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3" calcext:value-type="float">
            <text:p>49153</text:p>
          </table:table-cell>
          <table:table-cell table:formula="of:=DEC2HEX([.A5])" office:value-type="string" office:string-value="C001" calcext:value-type="string">
            <text:p>C001</text:p>
          </table:table-cell>
          <table:table-cell table:number-columns-repeated="3" table:style-name="ce6" office:value-type="string" calcext:value-type="string">
            <text:p>FF</text:p>
          </table:table-cell>
          <table:table-cell/>
          <table:table-cell office:value-type="float" office:value="40961" calcext:value-type="float">
            <text:p>40961</text:p>
          </table:table-cell>
          <table:table-cell table:formula="of:=DEC2HEX([.G5])" office:value-type="string" office:string-value="A001" calcext:value-type="string">
            <text:p>A001</text:p>
          </table:table-cell>
          <table:table-cell table:formula="of:=HEX2DEC([.J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4" calcext:value-type="float">
            <text:p>49154</text:p>
          </table:table-cell>
          <table:table-cell table:formula="of:=DEC2HEX([.A6])" office:value-type="string" office:string-value="C002" calcext:value-type="string">
            <text:p>C002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7" office:value-type="string" calcext:value-type="string">
            <text:p>DF</text:p>
          </table:table-cell>
          <table:table-cell/>
          <table:table-cell office:value-type="float" office:value="40962" calcext:value-type="float">
            <text:p>40962</text:p>
          </table:table-cell>
          <table:table-cell table:formula="of:=DEC2HEX([.G6])" office:value-type="string" office:string-value="A002" calcext:value-type="string">
            <text:p>A002</text:p>
          </table:table-cell>
          <table:table-cell table:formula="of:=HEX2DEC([.J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5" calcext:value-type="float">
            <text:p>49155</text:p>
          </table:table-cell>
          <table:table-cell table:formula="of:=DEC2HEX([.A7])" office:value-type="string" office:string-value="C003" calcext:value-type="string">
            <text:p>C00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office:value-type="float" office:value="40963" calcext:value-type="float">
            <text:p>40963</text:p>
          </table:table-cell>
          <table:table-cell table:formula="of:=DEC2HEX([.G7])" office:value-type="string" office:string-value="A003" calcext:value-type="string">
            <text:p>A003</text:p>
          </table:table-cell>
          <table:table-cell table:formula="of:=HEX2DEC([.J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6" calcext:value-type="float">
            <text:p>49156</text:p>
          </table:table-cell>
          <table:table-cell table:formula="of:=DEC2HEX([.A8])" office:value-type="string" office:string-value="C004" calcext:value-type="string">
            <text:p>C004</text:p>
          </table:table-cell>
          <table:table-cell office:value-type="string" calcext:value-type="string">
            <text:p>F2</text:p>
          </table:table-cell>
          <table:table-cell table:number-columns-repeated="2" table:style-name="ce7" office:value-type="string" calcext:value-type="string">
            <text:p>EA</text:p>
          </table:table-cell>
          <table:table-cell/>
          <table:table-cell office:value-type="float" office:value="40964" calcext:value-type="float">
            <text:p>40964</text:p>
          </table:table-cell>
          <table:table-cell table:formula="of:=DEC2HEX([.G8])" office:value-type="string" office:string-value="A004" calcext:value-type="string">
            <text:p>A004</text:p>
          </table:table-cell>
          <table:table-cell table:formula="of:=HEX2DEC([.J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7" calcext:value-type="float">
            <text:p>49157</text:p>
          </table:table-cell>
          <table:table-cell table:formula="of:=DEC2HEX([.A9])" office:value-type="string" office:string-value="C005" calcext:value-type="string">
            <text:p>C00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office:value-type="float" office:value="40965" calcext:value-type="float">
            <text:p>40965</text:p>
          </table:table-cell>
          <table:table-cell table:formula="of:=DEC2HEX([.G9])" office:value-type="string" office:string-value="A005" calcext:value-type="string">
            <text:p>A005</text:p>
          </table:table-cell>
          <table:table-cell table:formula="of:=HEX2DEC([.J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8" calcext:value-type="float">
            <text:p>49158</text:p>
          </table:table-cell>
          <table:table-cell table:formula="of:=DEC2HEX([.A10])" office:value-type="string" office:string-value="C006" calcext:value-type="string">
            <text:p>C0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/>
          <table:table-cell office:value-type="float" office:value="40966" calcext:value-type="float">
            <text:p>40966</text:p>
          </table:table-cell>
          <table:table-cell table:formula="of:=DEC2HEX([.G10])" office:value-type="string" office:string-value="A006" calcext:value-type="string">
            <text:p>A006</text:p>
          </table:table-cell>
          <table:table-cell table:formula="of:=HEX2DEC([.J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59" calcext:value-type="float">
            <text:p>49159</text:p>
          </table:table-cell>
          <table:table-cell table:formula="of:=DEC2HEX([.A11])" office:value-type="string" office:string-value="C007" calcext:value-type="string">
            <text:p>C007</text:p>
          </table:table-cell>
          <table:table-cell table:number-columns-repeated="3" table:style-name="ce6" office:value-type="string" calcext:value-type="string">
            <text:p>A7</text:p>
          </table:table-cell>
          <table:table-cell/>
          <table:table-cell office:value-type="float" office:value="40967" calcext:value-type="float">
            <text:p>40967</text:p>
          </table:table-cell>
          <table:table-cell table:formula="of:=DEC2HEX([.G11])" office:value-type="string" office:string-value="A007" calcext:value-type="string">
            <text:p>A007</text:p>
          </table:table-cell>
          <table:table-cell table:formula="of:=HEX2DEC([.J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0" calcext:value-type="float">
            <text:p>49160</text:p>
          </table:table-cell>
          <table:table-cell table:formula="of:=DEC2HEX([.A12])" office:value-type="string" office:string-value="C008" calcext:value-type="string">
            <text:p>C00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office:value-type="float" office:value="40968" calcext:value-type="float">
            <text:p>40968</text:p>
          </table:table-cell>
          <table:table-cell table:formula="of:=DEC2HEX([.G12])" office:value-type="string" office:string-value="A008" calcext:value-type="string">
            <text:p>A008</text:p>
          </table:table-cell>
          <table:table-cell table:formula="of:=HEX2DEC([.J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1" calcext:value-type="float">
            <text:p>49161</text:p>
          </table:table-cell>
          <table:table-cell table:formula="of:=DEC2HEX([.A13])" office:value-type="string" office:string-value="C009" calcext:value-type="string">
            <text:p>C009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/>
          <table:table-cell office:value-type="float" office:value="40969" calcext:value-type="float">
            <text:p>40969</text:p>
          </table:table-cell>
          <table:table-cell table:formula="of:=DEC2HEX([.G13])" office:value-type="string" office:string-value="A009" calcext:value-type="string">
            <text:p>A009</text:p>
          </table:table-cell>
          <table:table-cell table:formula="of:=HEX2DEC([.J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2" calcext:value-type="float">
            <text:p>49162</text:p>
          </table:table-cell>
          <table:table-cell table:formula="of:=DEC2HEX([.A14])" office:value-type="string" office:string-value="C00A" calcext:value-type="string">
            <text:p>C00A</text:p>
          </table:table-cell>
          <table:table-cell office:value-type="string" calcext:value-type="string">
            <text:p>9F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office:value-type="float" office:value="40970" calcext:value-type="float">
            <text:p>40970</text:p>
          </table:table-cell>
          <table:table-cell table:formula="of:=DEC2HEX([.G14])" office:value-type="string" office:string-value="A00A" calcext:value-type="string">
            <text:p>A00A</text:p>
          </table:table-cell>
          <table:table-cell table:formula="of:=HEX2DEC([.J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3" calcext:value-type="float">
            <text:p>49163</text:p>
          </table:table-cell>
          <table:table-cell table:formula="of:=DEC2HEX([.A15])" office:value-type="string" office:string-value="C00B" calcext:value-type="string">
            <text:p>C00B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/>
          <table:table-cell office:value-type="float" office:value="40971" calcext:value-type="float">
            <text:p>40971</text:p>
          </table:table-cell>
          <table:table-cell table:formula="of:=DEC2HEX([.G15])" office:value-type="string" office:string-value="A00B" calcext:value-type="string">
            <text:p>A00B</text:p>
          </table:table-cell>
          <table:table-cell table:formula="of:=HEX2DEC([.J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4" calcext:value-type="float">
            <text:p>49164</text:p>
          </table:table-cell>
          <table:table-cell table:formula="of:=DEC2HEX([.A16])" office:value-type="string" office:string-value="C00C" calcext:value-type="string">
            <text:p>C00C</text:p>
          </table:table-cell>
          <table:table-cell office:value-type="string" calcext:value-type="string">
            <text:p>9D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office:value-type="float" office:value="40972" calcext:value-type="float">
            <text:p>40972</text:p>
          </table:table-cell>
          <table:table-cell table:formula="of:=DEC2HEX([.G16])" office:value-type="string" office:string-value="A00C" calcext:value-type="string">
            <text:p>A00C</text:p>
          </table:table-cell>
          <table:table-cell table:formula="of:=HEX2DEC([.J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5" calcext:value-type="float">
            <text:p>49165</text:p>
          </table:table-cell>
          <table:table-cell table:formula="of:=DEC2HEX([.A17])" office:value-type="string" office:string-value="C00D" calcext:value-type="string">
            <text:p>C00D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40973" calcext:value-type="float">
            <text:p>40973</text:p>
          </table:table-cell>
          <table:table-cell table:formula="of:=DEC2HEX([.G17])" office:value-type="string" office:string-value="A00D" calcext:value-type="string">
            <text:p>A00D</text:p>
          </table:table-cell>
          <table:table-cell table:formula="of:=HEX2DEC([.J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6" calcext:value-type="float">
            <text:p>49166</text:p>
          </table:table-cell>
          <table:table-cell table:formula="of:=DEC2HEX([.A18])" office:value-type="string" office:string-value="C00E" calcext:value-type="string">
            <text:p>C00E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7" office:value-type="string" calcext:value-type="string">
            <text:p>DD</text:p>
          </table:table-cell>
          <table:table-cell/>
          <table:table-cell office:value-type="float" office:value="40974" calcext:value-type="float">
            <text:p>40974</text:p>
          </table:table-cell>
          <table:table-cell table:formula="of:=DEC2HEX([.G18])" office:value-type="string" office:string-value="A00E" calcext:value-type="string">
            <text:p>A00E</text:p>
          </table:table-cell>
          <table:table-cell table:formula="of:=HEX2DEC([.J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7" calcext:value-type="float">
            <text:p>49167</text:p>
          </table:table-cell>
          <table:table-cell table:formula="of:=DEC2HEX([.A19])" office:value-type="string" office:string-value="C00F" calcext:value-type="string">
            <text:p>C00F</text:p>
          </table:table-cell>
          <table:table-cell office:value-type="string" calcext:value-type="string">
            <text:p>3F</text:p>
          </table:table-cell>
          <table:table-cell table:number-columns-repeated="2" table:style-name="ce7" office:value-type="string" calcext:value-type="string">
            <text:p>0C</text:p>
          </table:table-cell>
          <table:table-cell/>
          <table:table-cell office:value-type="float" office:value="40975" calcext:value-type="float">
            <text:p>40975</text:p>
          </table:table-cell>
          <table:table-cell table:formula="of:=DEC2HEX([.G19])" office:value-type="string" office:string-value="A00F" calcext:value-type="string">
            <text:p>A00F</text:p>
          </table:table-cell>
          <table:table-cell table:formula="of:=HEX2DEC([.J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8" calcext:value-type="float">
            <text:p>49168</text:p>
          </table:table-cell>
          <table:table-cell table:formula="of:=DEC2HEX([.A20])" office:value-type="string" office:string-value="C010" calcext:value-type="string">
            <text:p>C01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5C</text:p>
          </table:table-cell>
          <table:table-cell/>
          <table:table-cell office:value-type="float" office:value="40976" calcext:value-type="float">
            <text:p>40976</text:p>
          </table:table-cell>
          <table:table-cell table:formula="of:=DEC2HEX([.G20])" office:value-type="string" office:string-value="A010" calcext:value-type="string">
            <text:p>A010</text:p>
          </table:table-cell>
          <table:table-cell table:formula="of:=HEX2DEC([.J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9" calcext:value-type="float">
            <text:p>49169</text:p>
          </table:table-cell>
          <table:table-cell table:formula="of:=DEC2HEX([.A21])" office:value-type="string" office:string-value="C011" calcext:value-type="string">
            <text:p>C011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/>
          <table:table-cell office:value-type="float" office:value="40977" calcext:value-type="float">
            <text:p>40977</text:p>
          </table:table-cell>
          <table:table-cell table:formula="of:=DEC2HEX([.G21])" office:value-type="string" office:string-value="A011" calcext:value-type="string">
            <text:p>A011</text:p>
          </table:table-cell>
          <table:table-cell table:formula="of:=HEX2DEC([.J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0" calcext:value-type="float">
            <text:p>49170</text:p>
          </table:table-cell>
          <table:table-cell table:formula="of:=DEC2HEX([.A22])" office:value-type="string" office:string-value="C012" calcext:value-type="string">
            <text:p>C012</text:p>
          </table:table-cell>
          <table:table-cell office:value-type="string" calcext:value-type="string">
            <text:p>E5</text:p>
          </table:table-cell>
          <table:table-cell table:number-columns-repeated="2" table:style-name="ce7" office:value-type="float" office:value="58" calcext:value-type="float">
            <text:p>58</text:p>
          </table:table-cell>
          <table:table-cell/>
          <table:table-cell office:value-type="float" office:value="40978" calcext:value-type="float">
            <text:p>40978</text:p>
          </table:table-cell>
          <table:table-cell table:formula="of:=DEC2HEX([.G22])" office:value-type="string" office:string-value="A012" calcext:value-type="string">
            <text:p>A012</text:p>
          </table:table-cell>
          <table:table-cell table:formula="of:=HEX2DEC([.J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1" calcext:value-type="float">
            <text:p>49171</text:p>
          </table:table-cell>
          <table:table-cell table:formula="of:=DEC2HEX([.A23])" office:value-type="string" office:string-value="C013" calcext:value-type="string">
            <text:p>C013</text:p>
          </table:table-cell>
          <table:table-cell office:value-type="string" calcext:value-type="string">
            <text:p>C1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/>
          <table:table-cell office:value-type="float" office:value="40979" calcext:value-type="float">
            <text:p>40979</text:p>
          </table:table-cell>
          <table:table-cell table:formula="of:=DEC2HEX([.G23])" office:value-type="string" office:string-value="A013" calcext:value-type="string">
            <text:p>A013</text:p>
          </table:table-cell>
          <table:table-cell table:formula="of:=HEX2DEC([.J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2" calcext:value-type="float">
            <text:p>49172</text:p>
          </table:table-cell>
          <table:table-cell table:formula="of:=DEC2HEX([.A24])" office:value-type="string" office:string-value="C014" calcext:value-type="string">
            <text:p>C014</text:p>
          </table:table-cell>
          <table:table-cell office:value-type="string" calcext:value-type="string">
            <text:p>FF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/>
          <table:table-cell office:value-type="float" office:value="40980" calcext:value-type="float">
            <text:p>40980</text:p>
          </table:table-cell>
          <table:table-cell table:formula="of:=DEC2HEX([.G24])" office:value-type="string" office:string-value="A014" calcext:value-type="string">
            <text:p>A014</text:p>
          </table:table-cell>
          <table:table-cell table:formula="of:=HEX2DEC([.J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3" calcext:value-type="float">
            <text:p>49173</text:p>
          </table:table-cell>
          <table:table-cell table:formula="of:=DEC2HEX([.A25])" office:value-type="string" office:string-value="C015" calcext:value-type="string">
            <text:p>C01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C0</text:p>
          </table:table-cell>
          <table:table-cell/>
          <table:table-cell office:value-type="float" office:value="40981" calcext:value-type="float">
            <text:p>40981</text:p>
          </table:table-cell>
          <table:table-cell table:formula="of:=DEC2HEX([.G25])" office:value-type="string" office:string-value="A015" calcext:value-type="string">
            <text:p>A015</text:p>
          </table:table-cell>
          <table:table-cell table:formula="of:=HEX2DEC([.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4" calcext:value-type="float">
            <text:p>49174</text:p>
          </table:table-cell>
          <table:table-cell table:formula="of:=DEC2HEX([.A26])" office:value-type="string" office:string-value="C016" calcext:value-type="string">
            <text:p>C016</text:p>
          </table:table-cell>
          <table:table-cell office:value-type="string" calcext:value-type="string">
            <text:p>FD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/>
          <table:table-cell office:value-type="float" office:value="40982" calcext:value-type="float">
            <text:p>40982</text:p>
          </table:table-cell>
          <table:table-cell table:formula="of:=DEC2HEX([.G26])" office:value-type="string" office:string-value="A016" calcext:value-type="string">
            <text:p>A016</text:p>
          </table:table-cell>
          <table:table-cell table:formula="of:=HEX2DEC([.J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5" calcext:value-type="float">
            <text:p>49175</text:p>
          </table:table-cell>
          <table:table-cell table:formula="of:=DEC2HEX([.A27])" office:value-type="string" office:string-value="C017" calcext:value-type="string">
            <text:p>C017</text:p>
          </table:table-cell>
          <table:table-cell office:value-type="string" calcext:value-type="string">
            <text:p>E5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/>
          <table:table-cell office:value-type="float" office:value="40983" calcext:value-type="float">
            <text:p>40983</text:p>
          </table:table-cell>
          <table:table-cell table:formula="of:=DEC2HEX([.G27])" office:value-type="string" office:string-value="A017" calcext:value-type="string">
            <text:p>A017</text:p>
          </table:table-cell>
          <table:table-cell table:formula="of:=HEX2DEC([.J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6" calcext:value-type="float">
            <text:p>49176</text:p>
          </table:table-cell>
          <table:table-cell table:formula="of:=DEC2HEX([.A28])" office:value-type="string" office:string-value="C018" calcext:value-type="string">
            <text:p>C018</text:p>
          </table:table-cell>
          <table:table-cell office:value-type="string" calcext:value-type="string">
            <text:p>C0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/>
          <table:table-cell office:value-type="float" office:value="40984" calcext:value-type="float">
            <text:p>40984</text:p>
          </table:table-cell>
          <table:table-cell table:formula="of:=DEC2HEX([.G28])" office:value-type="string" office:string-value="A018" calcext:value-type="string">
            <text:p>A018</text:p>
          </table:table-cell>
          <table:table-cell table:formula="of:=HEX2DEC([.J28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85" calcext:value-type="float">
            <text:p>40985</text:p>
          </table:table-cell>
          <table:table-cell table:formula="of:=DEC2HEX([.G29])" office:value-type="string" office:string-value="A019" calcext:value-type="string">
            <text:p>A019</text:p>
          </table:table-cell>
          <table:table-cell table:formula="of:=HEX2DEC([.J29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86" calcext:value-type="float">
            <text:p>40986</text:p>
          </table:table-cell>
          <table:table-cell table:formula="of:=DEC2HEX([.G30])" office:value-type="string" office:string-value="A01A" calcext:value-type="string">
            <text:p>A01A</text:p>
          </table:table-cell>
          <table:table-cell table:formula="of:=HEX2DEC([.J30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87" calcext:value-type="float">
            <text:p>40987</text:p>
          </table:table-cell>
          <table:table-cell table:formula="of:=DEC2HEX([.G31])" office:value-type="string" office:string-value="A01B" calcext:value-type="string">
            <text:p>A01B</text:p>
          </table:table-cell>
          <table:table-cell table:formula="of:=HEX2DEC([.J31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88" calcext:value-type="float">
            <text:p>40988</text:p>
          </table:table-cell>
          <table:table-cell table:formula="of:=DEC2HEX([.G32])" office:value-type="string" office:string-value="A01C" calcext:value-type="string">
            <text:p>A01C</text:p>
          </table:table-cell>
          <table:table-cell table:formula="of:=HEX2DEC([.J32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89" calcext:value-type="float">
            <text:p>40989</text:p>
          </table:table-cell>
          <table:table-cell table:formula="of:=DEC2HEX([.G33])" office:value-type="string" office:string-value="A01D" calcext:value-type="string">
            <text:p>A01D</text:p>
          </table:table-cell>
          <table:table-cell table:formula="of:=HEX2DEC([.J33])" office:value-type="float" office:value="157" calcext:value-type="float">
            <text:p>157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table:number-columns-repeated="6"/>
          <table:table-cell office:value-type="float" office:value="40990" calcext:value-type="float">
            <text:p>40990</text:p>
          </table:table-cell>
          <table:table-cell table:formula="of:=DEC2HEX([.G34])" office:value-type="string" office:string-value="A01E" calcext:value-type="string">
            <text:p>A01E</text:p>
          </table:table-cell>
          <table:table-cell table:formula="of:=HEX2DEC([.J34])"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6"/>
          <table:table-cell office:value-type="float" office:value="40991" calcext:value-type="float">
            <text:p>40991</text:p>
          </table:table-cell>
          <table:table-cell table:formula="of:=DEC2HEX([.G35])" office:value-type="string" office:string-value="A01F" calcext:value-type="string">
            <text:p>A01F</text:p>
          </table:table-cell>
          <table:table-cell table:formula="of:=HEX2DEC([.J35])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40992" calcext:value-type="float">
            <text:p>40992</text:p>
          </table:table-cell>
          <table:table-cell table:formula="of:=DEC2HEX([.G36])" office:value-type="string" office:string-value="A020" calcext:value-type="string">
            <text:p>A020</text:p>
          </table:table-cell>
          <table:table-cell table:formula="of:=HEX2DEC([.J36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3" calcext:value-type="float">
            <text:p>40993</text:p>
          </table:table-cell>
          <table:table-cell table:formula="of:=DEC2HEX([.G37])" office:value-type="string" office:string-value="A021" calcext:value-type="string">
            <text:p>A021</text:p>
          </table:table-cell>
          <table:table-cell table:formula="of:=HEX2DEC([.J37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4" calcext:value-type="float">
            <text:p>40994</text:p>
          </table:table-cell>
          <table:table-cell table:formula="of:=DEC2HEX([.G38])" office:value-type="string" office:string-value="A022" calcext:value-type="string">
            <text:p>A022</text:p>
          </table:table-cell>
          <table:table-cell table:formula="of:=HEX2DEC([.J38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5" calcext:value-type="float">
            <text:p>40995</text:p>
          </table:table-cell>
          <table:table-cell table:formula="of:=DEC2HEX([.G39])" office:value-type="string" office:string-value="A023" calcext:value-type="string">
            <text:p>A023</text:p>
          </table:table-cell>
          <table:table-cell table:formula="of:=HEX2DEC([.J39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6" calcext:value-type="float">
            <text:p>40996</text:p>
          </table:table-cell>
          <table:table-cell table:formula="of:=DEC2HEX([.G40])" office:value-type="string" office:string-value="A024" calcext:value-type="string">
            <text:p>A024</text:p>
          </table:table-cell>
          <table:table-cell table:formula="of:=HEX2DEC([.J40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7" calcext:value-type="float">
            <text:p>40997</text:p>
          </table:table-cell>
          <table:table-cell table:formula="of:=DEC2HEX([.G41])" office:value-type="string" office:string-value="A025" calcext:value-type="string">
            <text:p>A025</text:p>
          </table:table-cell>
          <table:table-cell table:formula="of:=HEX2DEC([.J41])"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  <table:table-cell office:value-type="float" office:value="40998" calcext:value-type="float">
            <text:p>40998</text:p>
          </table:table-cell>
          <table:table-cell table:formula="of:=DEC2HEX([.G42])" office:value-type="string" office:string-value="A026" calcext:value-type="string">
            <text:p>A026</text:p>
          </table:table-cell>
          <table:table-cell table:formula="of:=HEX2DEC([.J42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0999" calcext:value-type="float">
            <text:p>40999</text:p>
          </table:table-cell>
          <table:table-cell table:formula="of:=DEC2HEX([.G43])" office:value-type="string" office:string-value="A027" calcext:value-type="string">
            <text:p>A027</text:p>
          </table:table-cell>
          <table:table-cell table:formula="of:=HEX2DEC([.J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00" calcext:value-type="float">
            <text:p>41000</text:p>
          </table:table-cell>
          <table:table-cell table:formula="of:=DEC2HEX([.G44])" office:value-type="string" office:string-value="A028" calcext:value-type="string">
            <text:p>A028</text:p>
          </table:table-cell>
          <table:table-cell table:formula="of:=HEX2DEC([.J44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1" calcext:value-type="float">
            <text:p>41001</text:p>
          </table:table-cell>
          <table:table-cell table:formula="of:=DEC2HEX([.G45])" office:value-type="string" office:string-value="A029" calcext:value-type="string">
            <text:p>A029</text:p>
          </table:table-cell>
          <table:table-cell table:formula="of:=HEX2DEC([.J45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2" calcext:value-type="float">
            <text:p>41002</text:p>
          </table:table-cell>
          <table:table-cell table:formula="of:=DEC2HEX([.G46])" office:value-type="string" office:string-value="A02A" calcext:value-type="string">
            <text:p>A02A</text:p>
          </table:table-cell>
          <table:table-cell table:formula="of:=HEX2DEC([.J46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3" calcext:value-type="float">
            <text:p>41003</text:p>
          </table:table-cell>
          <table:table-cell table:formula="of:=DEC2HEX([.G47])" office:value-type="string" office:string-value="A02B" calcext:value-type="string">
            <text:p>A02B</text:p>
          </table:table-cell>
          <table:table-cell table:formula="of:=HEX2DEC([.J47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4" calcext:value-type="float">
            <text:p>41004</text:p>
          </table:table-cell>
          <table:table-cell table:formula="of:=DEC2HEX([.G48])" office:value-type="string" office:string-value="A02C" calcext:value-type="string">
            <text:p>A02C</text:p>
          </table:table-cell>
          <table:table-cell table:formula="of:=HEX2DEC([.J4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5" calcext:value-type="float">
            <text:p>41005</text:p>
          </table:table-cell>
          <table:table-cell table:formula="of:=DEC2HEX([.G49])" office:value-type="string" office:string-value="A02D" calcext:value-type="string">
            <text:p>A02D</text:p>
          </table:table-cell>
          <table:table-cell table:formula="of:=HEX2DEC([.J49])"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table:number-columns-repeated="6"/>
          <table:table-cell office:value-type="float" office:value="41006" calcext:value-type="float">
            <text:p>41006</text:p>
          </table:table-cell>
          <table:table-cell table:formula="of:=DEC2HEX([.G50])" office:value-type="string" office:string-value="A02E" calcext:value-type="string">
            <text:p>A02E</text:p>
          </table:table-cell>
          <table:table-cell table:formula="of:=HEX2DEC([.J50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07" calcext:value-type="float">
            <text:p>41007</text:p>
          </table:table-cell>
          <table:table-cell table:formula="of:=DEC2HEX([.G51])" office:value-type="string" office:string-value="A02F" calcext:value-type="string">
            <text:p>A02F</text:p>
          </table:table-cell>
          <table:table-cell table:formula="of:=HEX2DEC([.J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08" calcext:value-type="float">
            <text:p>41008</text:p>
          </table:table-cell>
          <table:table-cell table:formula="of:=DEC2HEX([.G52])" office:value-type="string" office:string-value="A030" calcext:value-type="string">
            <text:p>A030</text:p>
          </table:table-cell>
          <table:table-cell table:formula="of:=HEX2DEC([.J52])"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</table:table-row>
        <table:table-row table:style-name="ro1">
          <table:table-cell table:number-columns-repeated="6"/>
          <table:table-cell office:value-type="float" office:value="41009" calcext:value-type="float">
            <text:p>41009</text:p>
          </table:table-cell>
          <table:table-cell table:formula="of:=DEC2HEX([.G53])" office:value-type="string" office:string-value="A031" calcext:value-type="string">
            <text:p>A031</text:p>
          </table:table-cell>
          <table:table-cell table:formula="of:=HEX2DEC([.J53])"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table:number-columns-repeated="6"/>
          <table:table-cell office:value-type="float" office:value="41010" calcext:value-type="float">
            <text:p>41010</text:p>
          </table:table-cell>
          <table:table-cell table:formula="of:=DEC2HEX([.G54])" office:value-type="string" office:string-value="A032" calcext:value-type="string">
            <text:p>A032</text:p>
          </table:table-cell>
          <table:table-cell table:formula="of:=HEX2DEC([.J54])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41011" calcext:value-type="float">
            <text:p>41011</text:p>
          </table:table-cell>
          <table:table-cell table:formula="of:=DEC2HEX([.G55])" office:value-type="string" office:string-value="A033" calcext:value-type="string">
            <text:p>A033</text:p>
          </table:table-cell>
          <table:table-cell table:formula="of:=HEX2DEC([.J55])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41012" calcext:value-type="float">
            <text:p>41012</text:p>
          </table:table-cell>
          <table:table-cell table:formula="of:=DEC2HEX([.G56])" office:value-type="string" office:string-value="A034" calcext:value-type="string">
            <text:p>A034</text:p>
          </table:table-cell>
          <table:table-cell table:formula="of:=HEX2DEC([.J56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41013" calcext:value-type="float">
            <text:p>41013</text:p>
          </table:table-cell>
          <table:table-cell table:formula="of:=DEC2HEX([.G57])" office:value-type="string" office:string-value="A035" calcext:value-type="string">
            <text:p>A035</text:p>
          </table:table-cell>
          <table:table-cell table:formula="of:=HEX2DEC([.J5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41014" calcext:value-type="float">
            <text:p>41014</text:p>
          </table:table-cell>
          <table:table-cell table:formula="of:=DEC2HEX([.G58])" office:value-type="string" office:string-value="A036" calcext:value-type="string">
            <text:p>A036</text:p>
          </table:table-cell>
          <table:table-cell table:formula="of:=HEX2DEC([.J58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41015" calcext:value-type="float">
            <text:p>41015</text:p>
          </table:table-cell>
          <table:table-cell table:formula="of:=DEC2HEX([.G59])" office:value-type="string" office:string-value="A037" calcext:value-type="string">
            <text:p>A037</text:p>
          </table:table-cell>
          <table:table-cell table:formula="of:=HEX2DEC([.J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41016" calcext:value-type="float">
            <text:p>41016</text:p>
          </table:table-cell>
          <table:table-cell table:formula="of:=DEC2HEX([.G60])" office:value-type="string" office:string-value="A038" calcext:value-type="string">
            <text:p>A038</text:p>
          </table:table-cell>
          <table:table-cell table:formula="of:=HEX2DEC([.J60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17" calcext:value-type="float">
            <text:p>41017</text:p>
          </table:table-cell>
          <table:table-cell table:formula="of:=DEC2HEX([.G61])" office:value-type="string" office:string-value="A039" calcext:value-type="string">
            <text:p>A039</text:p>
          </table:table-cell>
          <table:table-cell table:formula="of:=HEX2DEC([.J61])"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  <table:table-cell office:value-type="float" office:value="41018" calcext:value-type="float">
            <text:p>41018</text:p>
          </table:table-cell>
          <table:table-cell table:formula="of:=DEC2HEX([.G62])" office:value-type="string" office:string-value="A03A" calcext:value-type="string">
            <text:p>A03A</text:p>
          </table:table-cell>
          <table:table-cell table:formula="of:=HEX2DEC([.J62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19" calcext:value-type="float">
            <text:p>41019</text:p>
          </table:table-cell>
          <table:table-cell table:formula="of:=DEC2HEX([.G63])" office:value-type="string" office:string-value="A03B" calcext:value-type="string">
            <text:p>A03B</text:p>
          </table:table-cell>
          <table:table-cell table:formula="of:=HEX2DEC([.J63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20" calcext:value-type="float">
            <text:p>41020</text:p>
          </table:table-cell>
          <table:table-cell table:formula="of:=DEC2HEX([.G64])" office:value-type="string" office:string-value="A03C" calcext:value-type="string">
            <text:p>A03C</text:p>
          </table:table-cell>
          <table:table-cell table:formula="of:=HEX2DEC([.J64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21" calcext:value-type="float">
            <text:p>41021</text:p>
          </table:table-cell>
          <table:table-cell table:formula="of:=DEC2HEX([.G65])" office:value-type="string" office:string-value="A03D" calcext:value-type="string">
            <text:p>A03D</text:p>
          </table:table-cell>
          <table:table-cell table:formula="of:=HEX2DEC([.J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22" calcext:value-type="float">
            <text:p>41022</text:p>
          </table:table-cell>
          <table:table-cell table:formula="of:=DEC2HEX([.G66])" office:value-type="string" office:string-value="A03E" calcext:value-type="string">
            <text:p>A03E</text:p>
          </table:table-cell>
          <table:table-cell table:formula="of:=HEX2DEC([.J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23" calcext:value-type="float">
            <text:p>41023</text:p>
          </table:table-cell>
          <table:table-cell table:formula="of:=DEC2HEX([.G67])" office:value-type="string" office:string-value="A03F" calcext:value-type="string">
            <text:p>A03F</text:p>
          </table:table-cell>
          <table:table-cell table:formula="of:=HEX2DEC([.J67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24" calcext:value-type="float">
            <text:p>41024</text:p>
          </table:table-cell>
          <table:table-cell table:formula="of:=DEC2HEX([.G68])" office:value-type="string" office:string-value="A040" calcext:value-type="string">
            <text:p>A040</text:p>
          </table:table-cell>
          <table:table-cell table:formula="of:=HEX2DEC([.J6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25" calcext:value-type="float">
            <text:p>41025</text:p>
          </table:table-cell>
          <table:table-cell table:formula="of:=DEC2HEX([.G69])" office:value-type="string" office:string-value="A041" calcext:value-type="string">
            <text:p>A041</text:p>
          </table:table-cell>
          <table:table-cell table:formula="of:=HEX2DEC([.J69])"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table:number-columns-repeated="6"/>
          <table:table-cell office:value-type="float" office:value="41026" calcext:value-type="float">
            <text:p>41026</text:p>
          </table:table-cell>
          <table:table-cell table:formula="of:=DEC2HEX([.G70])" office:value-type="string" office:string-value="A042" calcext:value-type="string">
            <text:p>A042</text:p>
          </table:table-cell>
          <table:table-cell table:formula="of:=HEX2DEC([.J70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27" calcext:value-type="float">
            <text:p>41027</text:p>
          </table:table-cell>
          <table:table-cell table:formula="of:=DEC2HEX([.G71])" office:value-type="string" office:string-value="A043" calcext:value-type="string">
            <text:p>A043</text:p>
          </table:table-cell>
          <table:table-cell table:formula="of:=HEX2DEC([.J71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28" calcext:value-type="float">
            <text:p>41028</text:p>
          </table:table-cell>
          <table:table-cell table:formula="of:=DEC2HEX([.G72])" office:value-type="string" office:string-value="A044" calcext:value-type="string">
            <text:p>A044</text:p>
          </table:table-cell>
          <table:table-cell table:formula="of:=HEX2DEC([.J72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29" calcext:value-type="float">
            <text:p>41029</text:p>
          </table:table-cell>
          <table:table-cell table:formula="of:=DEC2HEX([.G73])" office:value-type="string" office:string-value="A045" calcext:value-type="string">
            <text:p>A045</text:p>
          </table:table-cell>
          <table:table-cell table:formula="of:=HEX2DEC([.J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30" calcext:value-type="float">
            <text:p>41030</text:p>
          </table:table-cell>
          <table:table-cell table:formula="of:=DEC2HEX([.G74])" office:value-type="string" office:string-value="A046" calcext:value-type="string">
            <text:p>A046</text:p>
          </table:table-cell>
          <table:table-cell table:formula="of:=HEX2DEC([.J7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31" calcext:value-type="float">
            <text:p>41031</text:p>
          </table:table-cell>
          <table:table-cell table:formula="of:=DEC2HEX([.G75])" office:value-type="string" office:string-value="A047" calcext:value-type="string">
            <text:p>A047</text:p>
          </table:table-cell>
          <table:table-cell table:formula="of:=HEX2DEC([.J75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32" calcext:value-type="float">
            <text:p>41032</text:p>
          </table:table-cell>
          <table:table-cell table:formula="of:=DEC2HEX([.G76])" office:value-type="string" office:string-value="A048" calcext:value-type="string">
            <text:p>A048</text:p>
          </table:table-cell>
          <table:table-cell table:formula="of:=HEX2DEC([.J76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3" calcext:value-type="float">
            <text:p>41033</text:p>
          </table:table-cell>
          <table:table-cell table:formula="of:=DEC2HEX([.G77])" office:value-type="string" office:string-value="A049" calcext:value-type="string">
            <text:p>A049</text:p>
          </table:table-cell>
          <table:table-cell table:formula="of:=HEX2DEC([.J77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4" calcext:value-type="float">
            <text:p>41034</text:p>
          </table:table-cell>
          <table:table-cell table:formula="of:=DEC2HEX([.G78])" office:value-type="string" office:string-value="A04A" calcext:value-type="string">
            <text:p>A04A</text:p>
          </table:table-cell>
          <table:table-cell table:formula="of:=HEX2DEC([.J78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5" calcext:value-type="float">
            <text:p>41035</text:p>
          </table:table-cell>
          <table:table-cell table:formula="of:=DEC2HEX([.G79])" office:value-type="string" office:string-value="A04B" calcext:value-type="string">
            <text:p>A04B</text:p>
          </table:table-cell>
          <table:table-cell table:formula="of:=HEX2DEC([.J79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6" calcext:value-type="float">
            <text:p>41036</text:p>
          </table:table-cell>
          <table:table-cell table:formula="of:=DEC2HEX([.G80])" office:value-type="string" office:string-value="A04C" calcext:value-type="string">
            <text:p>A04C</text:p>
          </table:table-cell>
          <table:table-cell table:formula="of:=HEX2DEC([.J80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7" calcext:value-type="float">
            <text:p>41037</text:p>
          </table:table-cell>
          <table:table-cell table:formula="of:=DEC2HEX([.G81])" office:value-type="string" office:string-value="A04D" calcext:value-type="string">
            <text:p>A04D</text:p>
          </table:table-cell>
          <table:table-cell table:formula="of:=HEX2DEC([.J81])"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table:number-columns-repeated="6"/>
          <table:table-cell office:value-type="float" office:value="41038" calcext:value-type="float">
            <text:p>41038</text:p>
          </table:table-cell>
          <table:table-cell table:formula="of:=DEC2HEX([.G82])" office:value-type="string" office:string-value="A04E" calcext:value-type="string">
            <text:p>A04E</text:p>
          </table:table-cell>
          <table:table-cell table:formula="of:=HEX2DEC([.J82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39" calcext:value-type="float">
            <text:p>41039</text:p>
          </table:table-cell>
          <table:table-cell table:formula="of:=DEC2HEX([.G83])" office:value-type="string" office:string-value="A04F" calcext:value-type="string">
            <text:p>A04F</text:p>
          </table:table-cell>
          <table:table-cell table:formula="of:=HEX2DEC([.J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40" calcext:value-type="float">
            <text:p>41040</text:p>
          </table:table-cell>
          <table:table-cell table:formula="of:=DEC2HEX([.G84])" office:value-type="string" office:string-value="A050" calcext:value-type="string">
            <text:p>A050</text:p>
          </table:table-cell>
          <table:table-cell table:formula="of:=HEX2DEC([.J84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1" calcext:value-type="float">
            <text:p>41041</text:p>
          </table:table-cell>
          <table:table-cell table:formula="of:=DEC2HEX([.G85])" office:value-type="string" office:string-value="A051" calcext:value-type="string">
            <text:p>A051</text:p>
          </table:table-cell>
          <table:table-cell table:formula="of:=HEX2DEC([.J85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2" calcext:value-type="float">
            <text:p>41042</text:p>
          </table:table-cell>
          <table:table-cell table:formula="of:=DEC2HEX([.G86])" office:value-type="string" office:string-value="A052" calcext:value-type="string">
            <text:p>A052</text:p>
          </table:table-cell>
          <table:table-cell table:formula="of:=HEX2DEC([.J86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3" calcext:value-type="float">
            <text:p>41043</text:p>
          </table:table-cell>
          <table:table-cell table:formula="of:=DEC2HEX([.G87])" office:value-type="string" office:string-value="A053" calcext:value-type="string">
            <text:p>A053</text:p>
          </table:table-cell>
          <table:table-cell table:formula="of:=HEX2DEC([.J87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4" calcext:value-type="float">
            <text:p>41044</text:p>
          </table:table-cell>
          <table:table-cell table:formula="of:=DEC2HEX([.G88])" office:value-type="string" office:string-value="A054" calcext:value-type="string">
            <text:p>A054</text:p>
          </table:table-cell>
          <table:table-cell table:formula="of:=HEX2DEC([.J8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5" calcext:value-type="float">
            <text:p>41045</text:p>
          </table:table-cell>
          <table:table-cell table:formula="of:=DEC2HEX([.G89])" office:value-type="string" office:string-value="A055" calcext:value-type="string">
            <text:p>A055</text:p>
          </table:table-cell>
          <table:table-cell table:formula="of:=HEX2DEC([.J89])"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table:number-columns-repeated="6"/>
          <table:table-cell office:value-type="float" office:value="41046" calcext:value-type="float">
            <text:p>41046</text:p>
          </table:table-cell>
          <table:table-cell table:formula="of:=DEC2HEX([.G90])" office:value-type="string" office:string-value="A056" calcext:value-type="string">
            <text:p>A056</text:p>
          </table:table-cell>
          <table:table-cell table:formula="of:=HEX2DEC([.J90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47" calcext:value-type="float">
            <text:p>41047</text:p>
          </table:table-cell>
          <table:table-cell table:formula="of:=DEC2HEX([.G91])" office:value-type="string" office:string-value="A057" calcext:value-type="string">
            <text:p>A057</text:p>
          </table:table-cell>
          <table:table-cell table:formula="of:=HEX2DEC([.J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48" calcext:value-type="float">
            <text:p>41048</text:p>
          </table:table-cell>
          <table:table-cell table:formula="of:=DEC2HEX([.G92])" office:value-type="string" office:string-value="A058" calcext:value-type="string">
            <text:p>A058</text:p>
          </table:table-cell>
          <table:table-cell table:formula="of:=HEX2DEC([.J92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49" calcext:value-type="float">
            <text:p>41049</text:p>
          </table:table-cell>
          <table:table-cell table:formula="of:=DEC2HEX([.G93])" office:value-type="string" office:string-value="A059" calcext:value-type="string">
            <text:p>A059</text:p>
          </table:table-cell>
          <table:table-cell table:formula="of:=HEX2DEC([.J93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0" calcext:value-type="float">
            <text:p>41050</text:p>
          </table:table-cell>
          <table:table-cell table:formula="of:=DEC2HEX([.G94])" office:value-type="string" office:string-value="A05A" calcext:value-type="string">
            <text:p>A05A</text:p>
          </table:table-cell>
          <table:table-cell table:formula="of:=HEX2DEC([.J94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1" calcext:value-type="float">
            <text:p>41051</text:p>
          </table:table-cell>
          <table:table-cell table:formula="of:=DEC2HEX([.G95])" office:value-type="string" office:string-value="A05B" calcext:value-type="string">
            <text:p>A05B</text:p>
          </table:table-cell>
          <table:table-cell table:formula="of:=HEX2DEC([.J95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2" calcext:value-type="float">
            <text:p>41052</text:p>
          </table:table-cell>
          <table:table-cell table:formula="of:=DEC2HEX([.G96])" office:value-type="string" office:string-value="A05C" calcext:value-type="string">
            <text:p>A05C</text:p>
          </table:table-cell>
          <table:table-cell table:formula="of:=HEX2DEC([.J96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3" calcext:value-type="float">
            <text:p>41053</text:p>
          </table:table-cell>
          <table:table-cell table:formula="of:=DEC2HEX([.G97])" office:value-type="string" office:string-value="A05D" calcext:value-type="string">
            <text:p>A05D</text:p>
          </table:table-cell>
          <table:table-cell table:formula="of:=HEX2DEC([.J97])"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table:number-columns-repeated="6"/>
          <table:table-cell office:value-type="float" office:value="41054" calcext:value-type="float">
            <text:p>41054</text:p>
          </table:table-cell>
          <table:table-cell table:formula="of:=DEC2HEX([.G98])" office:value-type="string" office:string-value="A05E" calcext:value-type="string">
            <text:p>A05E</text:p>
          </table:table-cell>
          <table:table-cell table:formula="of:=HEX2DEC([.J98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5" calcext:value-type="float">
            <text:p>41055</text:p>
          </table:table-cell>
          <table:table-cell table:formula="of:=DEC2HEX([.G99])" office:value-type="string" office:string-value="A05F" calcext:value-type="string">
            <text:p>A05F</text:p>
          </table:table-cell>
          <table:table-cell table:formula="of:=HEX2DEC([.J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56" calcext:value-type="float">
            <text:p>41056</text:p>
          </table:table-cell>
          <table:table-cell table:formula="of:=DEC2HEX([.G100])" office:value-type="string" office:string-value="A060" calcext:value-type="string">
            <text:p>A060</text:p>
          </table:table-cell>
          <table:table-cell table:formula="of:=HEX2DEC([.J100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7" calcext:value-type="float">
            <text:p>41057</text:p>
          </table:table-cell>
          <table:table-cell table:formula="of:=DEC2HEX([.G101])" office:value-type="string" office:string-value="A061" calcext:value-type="string">
            <text:p>A061</text:p>
          </table:table-cell>
          <table:table-cell table:formula="of:=HEX2DEC([.J101])"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table:number-columns-repeated="6"/>
          <table:table-cell office:value-type="float" office:value="41058" calcext:value-type="float">
            <text:p>41058</text:p>
          </table:table-cell>
          <table:table-cell table:formula="of:=DEC2HEX([.G102])" office:value-type="string" office:string-value="A062" calcext:value-type="string">
            <text:p>A062</text:p>
          </table:table-cell>
          <table:table-cell table:formula="of:=HEX2DEC([.J102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59" calcext:value-type="float">
            <text:p>41059</text:p>
          </table:table-cell>
          <table:table-cell table:formula="of:=DEC2HEX([.G103])" office:value-type="string" office:string-value="A063" calcext:value-type="string">
            <text:p>A063</text:p>
          </table:table-cell>
          <table:table-cell table:formula="of:=HEX2DEC([.J103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60" calcext:value-type="float">
            <text:p>41060</text:p>
          </table:table-cell>
          <table:table-cell table:formula="of:=DEC2HEX([.G104])" office:value-type="string" office:string-value="A064" calcext:value-type="string">
            <text:p>A064</text:p>
          </table:table-cell>
          <table:table-cell table:formula="of:=HEX2DEC([.J104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61" calcext:value-type="float">
            <text:p>41061</text:p>
          </table:table-cell>
          <table:table-cell table:formula="of:=DEC2HEX([.G105])" office:value-type="string" office:string-value="A065" calcext:value-type="string">
            <text:p>A065</text:p>
          </table:table-cell>
          <table:table-cell table:formula="of:=HEX2DEC([.J1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62" calcext:value-type="float">
            <text:p>41062</text:p>
          </table:table-cell>
          <table:table-cell table:formula="of:=DEC2HEX([.G106])" office:value-type="string" office:string-value="A066" calcext:value-type="string">
            <text:p>A066</text:p>
          </table:table-cell>
          <table:table-cell table:formula="of:=HEX2DEC([.J1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63" calcext:value-type="float">
            <text:p>41063</text:p>
          </table:table-cell>
          <table:table-cell table:formula="of:=DEC2HEX([.G107])" office:value-type="string" office:string-value="A067" calcext:value-type="string">
            <text:p>A067</text:p>
          </table:table-cell>
          <table:table-cell table:formula="of:=HEX2DEC([.J107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64" calcext:value-type="float">
            <text:p>41064</text:p>
          </table:table-cell>
          <table:table-cell table:formula="of:=DEC2HEX([.G108])" office:value-type="string" office:string-value="A068" calcext:value-type="string">
            <text:p>A068</text:p>
          </table:table-cell>
          <table:table-cell table:formula="of:=HEX2DEC([.J10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65" calcext:value-type="float">
            <text:p>41065</text:p>
          </table:table-cell>
          <table:table-cell table:formula="of:=DEC2HEX([.G109])" office:value-type="string" office:string-value="A069" calcext:value-type="string">
            <text:p>A069</text:p>
          </table:table-cell>
          <table:table-cell table:formula="of:=HEX2DEC([.J109])"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table:number-columns-repeated="6"/>
          <table:table-cell office:value-type="float" office:value="41066" calcext:value-type="float">
            <text:p>41066</text:p>
          </table:table-cell>
          <table:table-cell table:formula="of:=DEC2HEX([.G110])" office:value-type="string" office:string-value="A06A" calcext:value-type="string">
            <text:p>A06A</text:p>
          </table:table-cell>
          <table:table-cell table:formula="of:=HEX2DEC([.J110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67" calcext:value-type="float">
            <text:p>41067</text:p>
          </table:table-cell>
          <table:table-cell table:formula="of:=DEC2HEX([.G111])" office:value-type="string" office:string-value="A06B" calcext:value-type="string">
            <text:p>A06B</text:p>
          </table:table-cell>
          <table:table-cell table:formula="of:=HEX2DEC([.J111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68" calcext:value-type="float">
            <text:p>41068</text:p>
          </table:table-cell>
          <table:table-cell table:formula="of:=DEC2HEX([.G112])" office:value-type="string" office:string-value="A06C" calcext:value-type="string">
            <text:p>A06C</text:p>
          </table:table-cell>
          <table:table-cell table:formula="of:=HEX2DEC([.J112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69" calcext:value-type="float">
            <text:p>41069</text:p>
          </table:table-cell>
          <table:table-cell table:formula="of:=DEC2HEX([.G113])" office:value-type="string" office:string-value="A06D" calcext:value-type="string">
            <text:p>A06D</text:p>
          </table:table-cell>
          <table:table-cell table:formula="of:=HEX2DEC([.J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70" calcext:value-type="float">
            <text:p>41070</text:p>
          </table:table-cell>
          <table:table-cell table:formula="of:=DEC2HEX([.G114])" office:value-type="string" office:string-value="A06E" calcext:value-type="string">
            <text:p>A06E</text:p>
          </table:table-cell>
          <table:table-cell table:formula="of:=HEX2DEC([.J1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71" calcext:value-type="float">
            <text:p>41071</text:p>
          </table:table-cell>
          <table:table-cell table:formula="of:=DEC2HEX([.G115])" office:value-type="string" office:string-value="A06F" calcext:value-type="string">
            <text:p>A06F</text:p>
          </table:table-cell>
          <table:table-cell table:formula="of:=HEX2DEC([.J115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72" calcext:value-type="float">
            <text:p>41072</text:p>
          </table:table-cell>
          <table:table-cell table:formula="of:=DEC2HEX([.G116])" office:value-type="string" office:string-value="A070" calcext:value-type="string">
            <text:p>A070</text:p>
          </table:table-cell>
          <table:table-cell table:formula="of:=HEX2DEC([.J116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73" calcext:value-type="float">
            <text:p>41073</text:p>
          </table:table-cell>
          <table:table-cell table:formula="of:=DEC2HEX([.G117])" office:value-type="string" office:string-value="A071" calcext:value-type="string">
            <text:p>A071</text:p>
          </table:table-cell>
          <table:table-cell table:formula="of:=HEX2DEC([.J117])"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table:number-columns-repeated="6"/>
          <table:table-cell office:value-type="float" office:value="41074" calcext:value-type="float">
            <text:p>41074</text:p>
          </table:table-cell>
          <table:table-cell table:formula="of:=DEC2HEX([.G118])" office:value-type="string" office:string-value="A072" calcext:value-type="string">
            <text:p>A072</text:p>
          </table:table-cell>
          <table:table-cell table:formula="of:=HEX2DEC([.J118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75" calcext:value-type="float">
            <text:p>41075</text:p>
          </table:table-cell>
          <table:table-cell table:formula="of:=DEC2HEX([.G119])" office:value-type="string" office:string-value="A073" calcext:value-type="string">
            <text:p>A073</text:p>
          </table:table-cell>
          <table:table-cell table:formula="of:=HEX2DEC([.J119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76" calcext:value-type="float">
            <text:p>41076</text:p>
          </table:table-cell>
          <table:table-cell table:formula="of:=DEC2HEX([.G120])" office:value-type="string" office:string-value="A074" calcext:value-type="string">
            <text:p>A074</text:p>
          </table:table-cell>
          <table:table-cell table:formula="of:=HEX2DEC([.J120])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6"/>
          <table:table-cell office:value-type="float" office:value="41077" calcext:value-type="float">
            <text:p>41077</text:p>
          </table:table-cell>
          <table:table-cell table:formula="of:=DEC2HEX([.G121])" office:value-type="string" office:string-value="A075" calcext:value-type="string">
            <text:p>A075</text:p>
          </table:table-cell>
          <table:table-cell table:formula="of:=HEX2DEC([.J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78" calcext:value-type="float">
            <text:p>41078</text:p>
          </table:table-cell>
          <table:table-cell table:formula="of:=DEC2HEX([.G122])" office:value-type="string" office:string-value="A076" calcext:value-type="string">
            <text:p>A076</text:p>
          </table:table-cell>
          <table:table-cell table:formula="of:=HEX2DEC([.J1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79" calcext:value-type="float">
            <text:p>41079</text:p>
          </table:table-cell>
          <table:table-cell table:formula="of:=DEC2HEX([.G123])" office:value-type="string" office:string-value="A077" calcext:value-type="string">
            <text:p>A077</text:p>
          </table:table-cell>
          <table:table-cell table:formula="of:=HEX2DEC([.J123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0" calcext:value-type="float">
            <text:p>41080</text:p>
          </table:table-cell>
          <table:table-cell table:formula="of:=DEC2HEX([.G124])" office:value-type="string" office:string-value="A078" calcext:value-type="string">
            <text:p>A078</text:p>
          </table:table-cell>
          <table:table-cell table:formula="of:=HEX2DEC([.J124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1" calcext:value-type="float">
            <text:p>41081</text:p>
          </table:table-cell>
          <table:table-cell table:formula="of:=DEC2HEX([.G125])" office:value-type="string" office:string-value="A079" calcext:value-type="string">
            <text:p>A079</text:p>
          </table:table-cell>
          <table:table-cell table:formula="of:=HEX2DEC([.J125])" office:value-type="float" office:value="191" calcext:value-type="float">
            <text:p>191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table:number-columns-repeated="6"/>
          <table:table-cell office:value-type="float" office:value="41082" calcext:value-type="float">
            <text:p>41082</text:p>
          </table:table-cell>
          <table:table-cell table:formula="of:=DEC2HEX([.G126])" office:value-type="string" office:string-value="A07A" calcext:value-type="string">
            <text:p>A07A</text:p>
          </table:table-cell>
          <table:table-cell table:formula="of:=HEX2DEC([.J126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3" calcext:value-type="float">
            <text:p>41083</text:p>
          </table:table-cell>
          <table:table-cell table:formula="of:=DEC2HEX([.G127])" office:value-type="string" office:string-value="A07B" calcext:value-type="string">
            <text:p>A07B</text:p>
          </table:table-cell>
          <table:table-cell table:formula="of:=HEX2DEC([.J127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4" calcext:value-type="float">
            <text:p>41084</text:p>
          </table:table-cell>
          <table:table-cell table:formula="of:=DEC2HEX([.G128])" office:value-type="string" office:string-value="A07C" calcext:value-type="string">
            <text:p>A07C</text:p>
          </table:table-cell>
          <table:table-cell table:formula="of:=HEX2DEC([.J12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5" calcext:value-type="float">
            <text:p>41085</text:p>
          </table:table-cell>
          <table:table-cell table:formula="of:=DEC2HEX([.G129])" office:value-type="string" office:string-value="A07D" calcext:value-type="string">
            <text:p>A07D</text:p>
          </table:table-cell>
          <table:table-cell table:formula="of:=HEX2DEC([.J1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86" calcext:value-type="float">
            <text:p>41086</text:p>
          </table:table-cell>
          <table:table-cell table:formula="of:=DEC2HEX([.G130])" office:value-type="string" office:string-value="A07E" calcext:value-type="string">
            <text:p>A07E</text:p>
          </table:table-cell>
          <table:table-cell table:formula="of:=HEX2DEC([.J1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87" calcext:value-type="float">
            <text:p>41087</text:p>
          </table:table-cell>
          <table:table-cell table:formula="of:=DEC2HEX([.G131])" office:value-type="string" office:string-value="A07F" calcext:value-type="string">
            <text:p>A07F</text:p>
          </table:table-cell>
          <table:table-cell table:formula="of:=HEX2DEC([.J131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88" calcext:value-type="float">
            <text:p>41088</text:p>
          </table:table-cell>
          <table:table-cell table:formula="of:=DEC2HEX([.G132])" office:value-type="string" office:string-value="A080" calcext:value-type="string">
            <text:p>A080</text:p>
          </table:table-cell>
          <table:table-cell table:formula="of:=HEX2DEC([.J132])"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6"/>
          <table:table-cell office:value-type="float" office:value="41089" calcext:value-type="float">
            <text:p>41089</text:p>
          </table:table-cell>
          <table:table-cell table:formula="of:=DEC2HEX([.G133])" office:value-type="string" office:string-value="A081" calcext:value-type="string">
            <text:p>A081</text:p>
          </table:table-cell>
          <table:table-cell table:formula="of:=HEX2DEC([.J133])" office:value-type="float" office:value="236" calcext:value-type="float">
            <text:p>236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table:number-columns-repeated="6"/>
          <table:table-cell office:value-type="float" office:value="41090" calcext:value-type="float">
            <text:p>41090</text:p>
          </table:table-cell>
          <table:table-cell table:formula="of:=DEC2HEX([.G134])" office:value-type="string" office:string-value="A082" calcext:value-type="string">
            <text:p>A082</text:p>
          </table:table-cell>
          <table:table-cell table:formula="of:=HEX2DEC([.J134])"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6"/>
          <table:table-cell office:value-type="float" office:value="41091" calcext:value-type="float">
            <text:p>41091</text:p>
          </table:table-cell>
          <table:table-cell table:formula="of:=DEC2HEX([.G135])" office:value-type="string" office:string-value="A083" calcext:value-type="string">
            <text:p>A083</text:p>
          </table:table-cell>
          <table:table-cell table:formula="of:=HEX2DEC([.J135])"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6"/>
          <table:table-cell office:value-type="float" office:value="41092" calcext:value-type="float">
            <text:p>41092</text:p>
          </table:table-cell>
          <table:table-cell table:formula="of:=DEC2HEX([.G136])" office:value-type="string" office:string-value="A084" calcext:value-type="string">
            <text:p>A084</text:p>
          </table:table-cell>
          <table:table-cell table:formula="of:=HEX2DEC([.J136])"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6"/>
          <table:table-cell office:value-type="float" office:value="41093" calcext:value-type="float">
            <text:p>41093</text:p>
          </table:table-cell>
          <table:table-cell table:formula="of:=DEC2HEX([.G137])" office:value-type="string" office:string-value="A085" calcext:value-type="string">
            <text:p>A085</text:p>
          </table:table-cell>
          <table:table-cell table:formula="of:=HEX2DEC([.J1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94" calcext:value-type="float">
            <text:p>41094</text:p>
          </table:table-cell>
          <table:table-cell table:formula="of:=DEC2HEX([.G138])" office:value-type="string" office:string-value="A086" calcext:value-type="string">
            <text:p>A086</text:p>
          </table:table-cell>
          <table:table-cell table:formula="of:=HEX2DEC([.J1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095" calcext:value-type="float">
            <text:p>41095</text:p>
          </table:table-cell>
          <table:table-cell table:formula="of:=DEC2HEX([.G139])" office:value-type="string" office:string-value="A087" calcext:value-type="string">
            <text:p>A087</text:p>
          </table:table-cell>
          <table:table-cell table:formula="of:=HEX2DEC([.J139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096" calcext:value-type="float">
            <text:p>41096</text:p>
          </table:table-cell>
          <table:table-cell table:formula="of:=DEC2HEX([.G140])" office:value-type="string" office:string-value="A088" calcext:value-type="string">
            <text:p>A088</text:p>
          </table:table-cell>
          <table:table-cell table:formula="of:=HEX2DEC([.J140])" office:value-type="float" office:value="242" calcext:value-type="float">
            <text:p>242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table:number-columns-repeated="6"/>
          <table:table-cell office:value-type="float" office:value="41097" calcext:value-type="float">
            <text:p>41097</text:p>
          </table:table-cell>
          <table:table-cell table:formula="of:=DEC2HEX([.G141])" office:value-type="string" office:string-value="A089" calcext:value-type="string">
            <text:p>A089</text:p>
          </table:table-cell>
          <table:table-cell table:formula="of:=HEX2DEC([.J141])" office:value-type="float" office:value="178" calcext:value-type="float">
            <text:p>178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number-columns-repeated="6"/>
          <table:table-cell office:value-type="float" office:value="41098" calcext:value-type="float">
            <text:p>41098</text:p>
          </table:table-cell>
          <table:table-cell table:formula="of:=DEC2HEX([.G142])" office:value-type="string" office:string-value="A08A" calcext:value-type="string">
            <text:p>A08A</text:p>
          </table:table-cell>
          <table:table-cell table:formula="of:=HEX2DEC([.J142])" office:value-type="float" office:value="228" calcext:value-type="float">
            <text:p>228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table:number-columns-repeated="6"/>
          <table:table-cell office:value-type="float" office:value="41099" calcext:value-type="float">
            <text:p>41099</text:p>
          </table:table-cell>
          <table:table-cell table:formula="of:=DEC2HEX([.G143])" office:value-type="string" office:string-value="A08B" calcext:value-type="string">
            <text:p>A08B</text:p>
          </table:table-cell>
          <table:table-cell table:formula="of:=HEX2DEC([.J143])" office:value-type="float" office:value="196" calcext:value-type="float">
            <text:p>19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table:number-columns-repeated="6"/>
          <table:table-cell office:value-type="float" office:value="41100" calcext:value-type="float">
            <text:p>41100</text:p>
          </table:table-cell>
          <table:table-cell table:formula="of:=DEC2HEX([.G144])" office:value-type="string" office:string-value="A08C" calcext:value-type="string">
            <text:p>A08C</text:p>
          </table:table-cell>
          <table:table-cell table:formula="of:=HEX2DEC([.J144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41101" calcext:value-type="float">
            <text:p>41101</text:p>
          </table:table-cell>
          <table:table-cell table:formula="of:=DEC2HEX([.G145])" office:value-type="string" office:string-value="A08D" calcext:value-type="string">
            <text:p>A08D</text:p>
          </table:table-cell>
          <table:table-cell table:formula="of:=HEX2DEC([.J145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41102" calcext:value-type="float">
            <text:p>41102</text:p>
          </table:table-cell>
          <table:table-cell table:formula="of:=DEC2HEX([.G146])" office:value-type="string" office:string-value="A08E" calcext:value-type="string">
            <text:p>A08E</text:p>
          </table:table-cell>
          <table:table-cell table:formula="of:=HEX2DEC([.J146])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41103" calcext:value-type="float">
            <text:p>41103</text:p>
          </table:table-cell>
          <table:table-cell table:formula="of:=DEC2HEX([.G147])" office:value-type="string" office:string-value="A08F" calcext:value-type="string">
            <text:p>A08F</text:p>
          </table:table-cell>
          <table:table-cell table:formula="of:=HEX2DEC([.J147])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41104" calcext:value-type="float">
            <text:p>41104</text:p>
          </table:table-cell>
          <table:table-cell table:formula="of:=DEC2HEX([.G148])" office:value-type="string" office:string-value="A090" calcext:value-type="string">
            <text:p>A090</text:p>
          </table:table-cell>
          <table:table-cell table:formula="of:=HEX2DEC([.J148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05" calcext:value-type="float">
            <text:p>41105</text:p>
          </table:table-cell>
          <table:table-cell table:formula="of:=DEC2HEX([.G149])" office:value-type="string" office:string-value="A091" calcext:value-type="string">
            <text:p>A091</text:p>
          </table:table-cell>
          <table:table-cell table:formula="of:=HEX2DEC([.J149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06" calcext:value-type="float">
            <text:p>41106</text:p>
          </table:table-cell>
          <table:table-cell table:formula="of:=DEC2HEX([.G150])" office:value-type="string" office:string-value="A092" calcext:value-type="string">
            <text:p>A092</text:p>
          </table:table-cell>
          <table:table-cell table:formula="of:=HEX2DEC([.J150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07" calcext:value-type="float">
            <text:p>41107</text:p>
          </table:table-cell>
          <table:table-cell table:formula="of:=DEC2HEX([.G151])" office:value-type="string" office:string-value="A093" calcext:value-type="string">
            <text:p>A093</text:p>
          </table:table-cell>
          <table:table-cell table:formula="of:=HEX2DEC([.J151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08" calcext:value-type="float">
            <text:p>41108</text:p>
          </table:table-cell>
          <table:table-cell table:formula="of:=DEC2HEX([.G152])" office:value-type="string" office:string-value="A094" calcext:value-type="string">
            <text:p>A094</text:p>
          </table:table-cell>
          <table:table-cell table:formula="of:=HEX2DEC([.J152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09" calcext:value-type="float">
            <text:p>41109</text:p>
          </table:table-cell>
          <table:table-cell table:formula="of:=DEC2HEX([.G153])" office:value-type="string" office:string-value="A095" calcext:value-type="string">
            <text:p>A095</text:p>
          </table:table-cell>
          <table:table-cell table:formula="of:=HEX2DEC([.J153])" office:value-type="float" office:value="191" calcext:value-type="float">
            <text:p>191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table:number-columns-repeated="6"/>
          <table:table-cell office:value-type="float" office:value="41110" calcext:value-type="float">
            <text:p>41110</text:p>
          </table:table-cell>
          <table:table-cell table:formula="of:=DEC2HEX([.G154])" office:value-type="string" office:string-value="A096" calcext:value-type="string">
            <text:p>A096</text:p>
          </table:table-cell>
          <table:table-cell table:formula="of:=HEX2DEC([.J154])"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number-columns-repeated="6"/>
          <table:table-cell office:value-type="float" office:value="41111" calcext:value-type="float">
            <text:p>41111</text:p>
          </table:table-cell>
          <table:table-cell table:formula="of:=DEC2HEX([.G155])" office:value-type="string" office:string-value="A097" calcext:value-type="string">
            <text:p>A097</text:p>
          </table:table-cell>
          <table:table-cell table:formula="of:=HEX2DEC([.J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1112" calcext:value-type="float">
            <text:p>41112</text:p>
          </table:table-cell>
          <table:table-cell table:formula="of:=DEC2HEX([.G156])" office:value-type="string" office:string-value="A098" calcext:value-type="string">
            <text:p>A098</text:p>
          </table:table-cell>
          <table:table-cell table:formula="of:=HEX2DEC([.J156])"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6"/>
          <table:table-cell office:value-type="float" office:value="41113" calcext:value-type="float">
            <text:p>41113</text:p>
          </table:table-cell>
          <table:table-cell table:formula="of:=DEC2HEX([.G157])" office:value-type="string" office:string-value="A099" calcext:value-type="string">
            <text:p>A099</text:p>
          </table:table-cell>
          <table:table-cell table:formula="of:=HEX2DEC([.J1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4" calcext:value-type="float">
            <text:p>41114</text:p>
          </table:table-cell>
          <table:table-cell table:formula="of:=DEC2HEX([.G158])" office:value-type="string" office:string-value="A09A" calcext:value-type="string">
            <text:p>A09A</text:p>
          </table:table-cell>
          <table:table-cell table:formula="of:=HEX2DEC([.J1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5" calcext:value-type="float">
            <text:p>41115</text:p>
          </table:table-cell>
          <table:table-cell table:formula="of:=DEC2HEX([.G159])" office:value-type="string" office:string-value="A09B" calcext:value-type="string">
            <text:p>A09B</text:p>
          </table:table-cell>
          <table:table-cell table:formula="of:=HEX2DEC([.J1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6" calcext:value-type="float">
            <text:p>41116</text:p>
          </table:table-cell>
          <table:table-cell table:formula="of:=DEC2HEX([.G160])" office:value-type="string" office:string-value="A09C" calcext:value-type="string">
            <text:p>A09C</text:p>
          </table:table-cell>
          <table:table-cell table:formula="of:=HEX2DEC([.J1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7" calcext:value-type="float">
            <text:p>41117</text:p>
          </table:table-cell>
          <table:table-cell table:formula="of:=DEC2HEX([.G161])" office:value-type="string" office:string-value="A09D" calcext:value-type="string">
            <text:p>A09D</text:p>
          </table:table-cell>
          <table:table-cell table:formula="of:=HEX2DEC([.J1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8" calcext:value-type="float">
            <text:p>41118</text:p>
          </table:table-cell>
          <table:table-cell table:formula="of:=DEC2HEX([.G162])" office:value-type="string" office:string-value="A09E" calcext:value-type="string">
            <text:p>A09E</text:p>
          </table:table-cell>
          <table:table-cell table:formula="of:=HEX2DEC([.J1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19" calcext:value-type="float">
            <text:p>41119</text:p>
          </table:table-cell>
          <table:table-cell table:formula="of:=DEC2HEX([.G163])" office:value-type="string" office:string-value="A09F" calcext:value-type="string">
            <text:p>A09F</text:p>
          </table:table-cell>
          <table:table-cell table:formula="of:=HEX2DEC([.J1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0" calcext:value-type="float">
            <text:p>41120</text:p>
          </table:table-cell>
          <table:table-cell table:formula="of:=DEC2HEX([.G164])" office:value-type="string" office:string-value="A0A0" calcext:value-type="string">
            <text:p>A0A0</text:p>
          </table:table-cell>
          <table:table-cell table:formula="of:=HEX2DEC([.J1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1" calcext:value-type="float">
            <text:p>41121</text:p>
          </table:table-cell>
          <table:table-cell table:formula="of:=DEC2HEX([.G165])" office:value-type="string" office:string-value="A0A1" calcext:value-type="string">
            <text:p>A0A1</text:p>
          </table:table-cell>
          <table:table-cell table:formula="of:=HEX2DEC([.J1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2" calcext:value-type="float">
            <text:p>41122</text:p>
          </table:table-cell>
          <table:table-cell table:formula="of:=DEC2HEX([.G166])" office:value-type="string" office:string-value="A0A2" calcext:value-type="string">
            <text:p>A0A2</text:p>
          </table:table-cell>
          <table:table-cell table:formula="of:=HEX2DEC([.J1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3" calcext:value-type="float">
            <text:p>41123</text:p>
          </table:table-cell>
          <table:table-cell table:formula="of:=DEC2HEX([.G167])" office:value-type="string" office:string-value="A0A3" calcext:value-type="string">
            <text:p>A0A3</text:p>
          </table:table-cell>
          <table:table-cell table:formula="of:=HEX2DEC([.J1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4" calcext:value-type="float">
            <text:p>41124</text:p>
          </table:table-cell>
          <table:table-cell table:formula="of:=DEC2HEX([.G168])" office:value-type="string" office:string-value="A0A4" calcext:value-type="string">
            <text:p>A0A4</text:p>
          </table:table-cell>
          <table:table-cell table:formula="of:=HEX2DEC([.J1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5" calcext:value-type="float">
            <text:p>41125</text:p>
          </table:table-cell>
          <table:table-cell table:formula="of:=DEC2HEX([.G169])" office:value-type="string" office:string-value="A0A5" calcext:value-type="string">
            <text:p>A0A5</text:p>
          </table:table-cell>
          <table:table-cell table:formula="of:=HEX2DEC([.J1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6" calcext:value-type="float">
            <text:p>41126</text:p>
          </table:table-cell>
          <table:table-cell table:formula="of:=DEC2HEX([.G170])" office:value-type="string" office:string-value="A0A6" calcext:value-type="string">
            <text:p>A0A6</text:p>
          </table:table-cell>
          <table:table-cell table:formula="of:=HEX2DEC([.J1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7" calcext:value-type="float">
            <text:p>41127</text:p>
          </table:table-cell>
          <table:table-cell table:formula="of:=DEC2HEX([.G171])" office:value-type="string" office:string-value="A0A7" calcext:value-type="string">
            <text:p>A0A7</text:p>
          </table:table-cell>
          <table:table-cell table:formula="of:=HEX2DEC([.J1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8" calcext:value-type="float">
            <text:p>41128</text:p>
          </table:table-cell>
          <table:table-cell table:formula="of:=DEC2HEX([.G172])" office:value-type="string" office:string-value="A0A8" calcext:value-type="string">
            <text:p>A0A8</text:p>
          </table:table-cell>
          <table:table-cell table:formula="of:=HEX2DEC([.J1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29" calcext:value-type="float">
            <text:p>41129</text:p>
          </table:table-cell>
          <table:table-cell table:formula="of:=DEC2HEX([.G173])" office:value-type="string" office:string-value="A0A9" calcext:value-type="string">
            <text:p>A0A9</text:p>
          </table:table-cell>
          <table:table-cell table:formula="of:=HEX2DEC([.J1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0" calcext:value-type="float">
            <text:p>41130</text:p>
          </table:table-cell>
          <table:table-cell table:formula="of:=DEC2HEX([.G174])" office:value-type="string" office:string-value="A0AA" calcext:value-type="string">
            <text:p>A0AA</text:p>
          </table:table-cell>
          <table:table-cell table:formula="of:=HEX2DEC([.J1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1" calcext:value-type="float">
            <text:p>41131</text:p>
          </table:table-cell>
          <table:table-cell table:formula="of:=DEC2HEX([.G175])" office:value-type="string" office:string-value="A0AB" calcext:value-type="string">
            <text:p>A0AB</text:p>
          </table:table-cell>
          <table:table-cell table:formula="of:=HEX2DEC([.J1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2" calcext:value-type="float">
            <text:p>41132</text:p>
          </table:table-cell>
          <table:table-cell table:formula="of:=DEC2HEX([.G176])" office:value-type="string" office:string-value="A0AC" calcext:value-type="string">
            <text:p>A0AC</text:p>
          </table:table-cell>
          <table:table-cell table:formula="of:=HEX2DEC([.J1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3" calcext:value-type="float">
            <text:p>41133</text:p>
          </table:table-cell>
          <table:table-cell table:formula="of:=DEC2HEX([.G177])" office:value-type="string" office:string-value="A0AD" calcext:value-type="string">
            <text:p>A0AD</text:p>
          </table:table-cell>
          <table:table-cell table:formula="of:=HEX2DEC([.J1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4" calcext:value-type="float">
            <text:p>41134</text:p>
          </table:table-cell>
          <table:table-cell table:formula="of:=DEC2HEX([.G178])" office:value-type="string" office:string-value="A0AE" calcext:value-type="string">
            <text:p>A0AE</text:p>
          </table:table-cell>
          <table:table-cell table:formula="of:=HEX2DEC([.J1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5" calcext:value-type="float">
            <text:p>41135</text:p>
          </table:table-cell>
          <table:table-cell table:formula="of:=DEC2HEX([.G179])" office:value-type="string" office:string-value="A0AF" calcext:value-type="string">
            <text:p>A0AF</text:p>
          </table:table-cell>
          <table:table-cell table:formula="of:=HEX2DEC([.J1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6" calcext:value-type="float">
            <text:p>41136</text:p>
          </table:table-cell>
          <table:table-cell table:formula="of:=DEC2HEX([.G180])" office:value-type="string" office:string-value="A0B0" calcext:value-type="string">
            <text:p>A0B0</text:p>
          </table:table-cell>
          <table:table-cell table:formula="of:=HEX2DEC([.J1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7" calcext:value-type="float">
            <text:p>41137</text:p>
          </table:table-cell>
          <table:table-cell table:formula="of:=DEC2HEX([.G181])" office:value-type="string" office:string-value="A0B1" calcext:value-type="string">
            <text:p>A0B1</text:p>
          </table:table-cell>
          <table:table-cell table:formula="of:=HEX2DEC([.J1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8" calcext:value-type="float">
            <text:p>41138</text:p>
          </table:table-cell>
          <table:table-cell table:formula="of:=DEC2HEX([.G182])" office:value-type="string" office:string-value="A0B2" calcext:value-type="string">
            <text:p>A0B2</text:p>
          </table:table-cell>
          <table:table-cell table:formula="of:=HEX2DEC([.J1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39" calcext:value-type="float">
            <text:p>41139</text:p>
          </table:table-cell>
          <table:table-cell table:formula="of:=DEC2HEX([.G183])" office:value-type="string" office:string-value="A0B3" calcext:value-type="string">
            <text:p>A0B3</text:p>
          </table:table-cell>
          <table:table-cell table:formula="of:=HEX2DEC([.J1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0" calcext:value-type="float">
            <text:p>41140</text:p>
          </table:table-cell>
          <table:table-cell table:formula="of:=DEC2HEX([.G184])" office:value-type="string" office:string-value="A0B4" calcext:value-type="string">
            <text:p>A0B4</text:p>
          </table:table-cell>
          <table:table-cell table:formula="of:=HEX2DEC([.J1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1" calcext:value-type="float">
            <text:p>41141</text:p>
          </table:table-cell>
          <table:table-cell table:formula="of:=DEC2HEX([.G185])" office:value-type="string" office:string-value="A0B5" calcext:value-type="string">
            <text:p>A0B5</text:p>
          </table:table-cell>
          <table:table-cell table:formula="of:=HEX2DEC([.J1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2" calcext:value-type="float">
            <text:p>41142</text:p>
          </table:table-cell>
          <table:table-cell table:formula="of:=DEC2HEX([.G186])" office:value-type="string" office:string-value="A0B6" calcext:value-type="string">
            <text:p>A0B6</text:p>
          </table:table-cell>
          <table:table-cell table:formula="of:=HEX2DEC([.J1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3" calcext:value-type="float">
            <text:p>41143</text:p>
          </table:table-cell>
          <table:table-cell table:formula="of:=DEC2HEX([.G187])" office:value-type="string" office:string-value="A0B7" calcext:value-type="string">
            <text:p>A0B7</text:p>
          </table:table-cell>
          <table:table-cell table:formula="of:=HEX2DEC([.J1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4" calcext:value-type="float">
            <text:p>41144</text:p>
          </table:table-cell>
          <table:table-cell table:formula="of:=DEC2HEX([.G188])" office:value-type="string" office:string-value="A0B8" calcext:value-type="string">
            <text:p>A0B8</text:p>
          </table:table-cell>
          <table:table-cell table:formula="of:=HEX2DEC([.J1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5" calcext:value-type="float">
            <text:p>41145</text:p>
          </table:table-cell>
          <table:table-cell table:formula="of:=DEC2HEX([.G189])" office:value-type="string" office:string-value="A0B9" calcext:value-type="string">
            <text:p>A0B9</text:p>
          </table:table-cell>
          <table:table-cell table:formula="of:=HEX2DEC([.J1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6" calcext:value-type="float">
            <text:p>41146</text:p>
          </table:table-cell>
          <table:table-cell table:formula="of:=DEC2HEX([.G190])" office:value-type="string" office:string-value="A0BA" calcext:value-type="string">
            <text:p>A0BA</text:p>
          </table:table-cell>
          <table:table-cell table:formula="of:=HEX2DEC([.J1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7" calcext:value-type="float">
            <text:p>41147</text:p>
          </table:table-cell>
          <table:table-cell table:formula="of:=DEC2HEX([.G191])" office:value-type="string" office:string-value="A0BB" calcext:value-type="string">
            <text:p>A0BB</text:p>
          </table:table-cell>
          <table:table-cell table:formula="of:=HEX2DEC([.J1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8" calcext:value-type="float">
            <text:p>41148</text:p>
          </table:table-cell>
          <table:table-cell table:formula="of:=DEC2HEX([.G192])" office:value-type="string" office:string-value="A0BC" calcext:value-type="string">
            <text:p>A0BC</text:p>
          </table:table-cell>
          <table:table-cell table:formula="of:=HEX2DEC([.J1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49" calcext:value-type="float">
            <text:p>41149</text:p>
          </table:table-cell>
          <table:table-cell table:formula="of:=DEC2HEX([.G193])" office:value-type="string" office:string-value="A0BD" calcext:value-type="string">
            <text:p>A0BD</text:p>
          </table:table-cell>
          <table:table-cell table:formula="of:=HEX2DEC([.J1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0" calcext:value-type="float">
            <text:p>41150</text:p>
          </table:table-cell>
          <table:table-cell table:formula="of:=DEC2HEX([.G194])" office:value-type="string" office:string-value="A0BE" calcext:value-type="string">
            <text:p>A0BE</text:p>
          </table:table-cell>
          <table:table-cell table:formula="of:=HEX2DEC([.J1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1" calcext:value-type="float">
            <text:p>41151</text:p>
          </table:table-cell>
          <table:table-cell table:formula="of:=DEC2HEX([.G195])" office:value-type="string" office:string-value="A0BF" calcext:value-type="string">
            <text:p>A0BF</text:p>
          </table:table-cell>
          <table:table-cell table:formula="of:=HEX2DEC([.J1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2" calcext:value-type="float">
            <text:p>41152</text:p>
          </table:table-cell>
          <table:table-cell table:formula="of:=DEC2HEX([.G196])" office:value-type="string" office:string-value="A0C0" calcext:value-type="string">
            <text:p>A0C0</text:p>
          </table:table-cell>
          <table:table-cell table:formula="of:=HEX2DEC([.J1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3" calcext:value-type="float">
            <text:p>41153</text:p>
          </table:table-cell>
          <table:table-cell table:formula="of:=DEC2HEX([.G197])" office:value-type="string" office:string-value="A0C1" calcext:value-type="string">
            <text:p>A0C1</text:p>
          </table:table-cell>
          <table:table-cell table:formula="of:=HEX2DEC([.J1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4" calcext:value-type="float">
            <text:p>41154</text:p>
          </table:table-cell>
          <table:table-cell table:formula="of:=DEC2HEX([.G198])" office:value-type="string" office:string-value="A0C2" calcext:value-type="string">
            <text:p>A0C2</text:p>
          </table:table-cell>
          <table:table-cell table:formula="of:=HEX2DEC([.J1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5" calcext:value-type="float">
            <text:p>41155</text:p>
          </table:table-cell>
          <table:table-cell table:formula="of:=DEC2HEX([.G199])" office:value-type="string" office:string-value="A0C3" calcext:value-type="string">
            <text:p>A0C3</text:p>
          </table:table-cell>
          <table:table-cell table:formula="of:=HEX2DEC([.J1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6" calcext:value-type="float">
            <text:p>41156</text:p>
          </table:table-cell>
          <table:table-cell table:formula="of:=DEC2HEX([.G200])" office:value-type="string" office:string-value="A0C4" calcext:value-type="string">
            <text:p>A0C4</text:p>
          </table:table-cell>
          <table:table-cell table:formula="of:=HEX2DEC([.J2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7" calcext:value-type="float">
            <text:p>41157</text:p>
          </table:table-cell>
          <table:table-cell table:formula="of:=DEC2HEX([.G201])" office:value-type="string" office:string-value="A0C5" calcext:value-type="string">
            <text:p>A0C5</text:p>
          </table:table-cell>
          <table:table-cell table:formula="of:=HEX2DEC([.J2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8" calcext:value-type="float">
            <text:p>41158</text:p>
          </table:table-cell>
          <table:table-cell table:formula="of:=DEC2HEX([.G202])" office:value-type="string" office:string-value="A0C6" calcext:value-type="string">
            <text:p>A0C6</text:p>
          </table:table-cell>
          <table:table-cell table:formula="of:=HEX2DEC([.J2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59" calcext:value-type="float">
            <text:p>41159</text:p>
          </table:table-cell>
          <table:table-cell table:formula="of:=DEC2HEX([.G203])" office:value-type="string" office:string-value="A0C7" calcext:value-type="string">
            <text:p>A0C7</text:p>
          </table:table-cell>
          <table:table-cell table:formula="of:=HEX2DEC([.J2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0" calcext:value-type="float">
            <text:p>41160</text:p>
          </table:table-cell>
          <table:table-cell table:formula="of:=DEC2HEX([.G204])" office:value-type="string" office:string-value="A0C8" calcext:value-type="string">
            <text:p>A0C8</text:p>
          </table:table-cell>
          <table:table-cell table:formula="of:=HEX2DEC([.J2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1" calcext:value-type="float">
            <text:p>41161</text:p>
          </table:table-cell>
          <table:table-cell table:formula="of:=DEC2HEX([.G205])" office:value-type="string" office:string-value="A0C9" calcext:value-type="string">
            <text:p>A0C9</text:p>
          </table:table-cell>
          <table:table-cell table:formula="of:=HEX2DEC([.J2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2" calcext:value-type="float">
            <text:p>41162</text:p>
          </table:table-cell>
          <table:table-cell table:formula="of:=DEC2HEX([.G206])" office:value-type="string" office:string-value="A0CA" calcext:value-type="string">
            <text:p>A0CA</text:p>
          </table:table-cell>
          <table:table-cell table:formula="of:=HEX2DEC([.J2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3" calcext:value-type="float">
            <text:p>41163</text:p>
          </table:table-cell>
          <table:table-cell table:formula="of:=DEC2HEX([.G207])" office:value-type="string" office:string-value="A0CB" calcext:value-type="string">
            <text:p>A0CB</text:p>
          </table:table-cell>
          <table:table-cell table:formula="of:=HEX2DEC([.J2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4" calcext:value-type="float">
            <text:p>41164</text:p>
          </table:table-cell>
          <table:table-cell table:formula="of:=DEC2HEX([.G208])" office:value-type="string" office:string-value="A0CC" calcext:value-type="string">
            <text:p>A0CC</text:p>
          </table:table-cell>
          <table:table-cell table:formula="of:=HEX2DEC([.J2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5" calcext:value-type="float">
            <text:p>41165</text:p>
          </table:table-cell>
          <table:table-cell table:formula="of:=DEC2HEX([.G209])" office:value-type="string" office:string-value="A0CD" calcext:value-type="string">
            <text:p>A0CD</text:p>
          </table:table-cell>
          <table:table-cell table:formula="of:=HEX2DEC([.J2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6" calcext:value-type="float">
            <text:p>41166</text:p>
          </table:table-cell>
          <table:table-cell table:formula="of:=DEC2HEX([.G210])" office:value-type="string" office:string-value="A0CE" calcext:value-type="string">
            <text:p>A0CE</text:p>
          </table:table-cell>
          <table:table-cell table:formula="of:=HEX2DEC([.J2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7" calcext:value-type="float">
            <text:p>41167</text:p>
          </table:table-cell>
          <table:table-cell table:formula="of:=DEC2HEX([.G211])" office:value-type="string" office:string-value="A0CF" calcext:value-type="string">
            <text:p>A0CF</text:p>
          </table:table-cell>
          <table:table-cell table:formula="of:=HEX2DEC([.J2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8" calcext:value-type="float">
            <text:p>41168</text:p>
          </table:table-cell>
          <table:table-cell table:formula="of:=DEC2HEX([.G212])" office:value-type="string" office:string-value="A0D0" calcext:value-type="string">
            <text:p>A0D0</text:p>
          </table:table-cell>
          <table:table-cell table:formula="of:=HEX2DEC([.J2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69" calcext:value-type="float">
            <text:p>41169</text:p>
          </table:table-cell>
          <table:table-cell table:formula="of:=DEC2HEX([.G213])" office:value-type="string" office:string-value="A0D1" calcext:value-type="string">
            <text:p>A0D1</text:p>
          </table:table-cell>
          <table:table-cell table:formula="of:=HEX2DEC([.J2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0" calcext:value-type="float">
            <text:p>41170</text:p>
          </table:table-cell>
          <table:table-cell table:formula="of:=DEC2HEX([.G214])" office:value-type="string" office:string-value="A0D2" calcext:value-type="string">
            <text:p>A0D2</text:p>
          </table:table-cell>
          <table:table-cell table:formula="of:=HEX2DEC([.J2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1" calcext:value-type="float">
            <text:p>41171</text:p>
          </table:table-cell>
          <table:table-cell table:formula="of:=DEC2HEX([.G215])" office:value-type="string" office:string-value="A0D3" calcext:value-type="string">
            <text:p>A0D3</text:p>
          </table:table-cell>
          <table:table-cell table:formula="of:=HEX2DEC([.J2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2" calcext:value-type="float">
            <text:p>41172</text:p>
          </table:table-cell>
          <table:table-cell table:formula="of:=DEC2HEX([.G216])" office:value-type="string" office:string-value="A0D4" calcext:value-type="string">
            <text:p>A0D4</text:p>
          </table:table-cell>
          <table:table-cell table:formula="of:=HEX2DEC([.J2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3" calcext:value-type="float">
            <text:p>41173</text:p>
          </table:table-cell>
          <table:table-cell table:formula="of:=DEC2HEX([.G217])" office:value-type="string" office:string-value="A0D5" calcext:value-type="string">
            <text:p>A0D5</text:p>
          </table:table-cell>
          <table:table-cell table:formula="of:=HEX2DEC([.J2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4" calcext:value-type="float">
            <text:p>41174</text:p>
          </table:table-cell>
          <table:table-cell table:formula="of:=DEC2HEX([.G218])" office:value-type="string" office:string-value="A0D6" calcext:value-type="string">
            <text:p>A0D6</text:p>
          </table:table-cell>
          <table:table-cell table:formula="of:=HEX2DEC([.J2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5" calcext:value-type="float">
            <text:p>41175</text:p>
          </table:table-cell>
          <table:table-cell table:formula="of:=DEC2HEX([.G219])" office:value-type="string" office:string-value="A0D7" calcext:value-type="string">
            <text:p>A0D7</text:p>
          </table:table-cell>
          <table:table-cell table:formula="of:=HEX2DEC([.J2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6" calcext:value-type="float">
            <text:p>41176</text:p>
          </table:table-cell>
          <table:table-cell table:formula="of:=DEC2HEX([.G220])" office:value-type="string" office:string-value="A0D8" calcext:value-type="string">
            <text:p>A0D8</text:p>
          </table:table-cell>
          <table:table-cell table:formula="of:=HEX2DEC([.J2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7" calcext:value-type="float">
            <text:p>41177</text:p>
          </table:table-cell>
          <table:table-cell table:formula="of:=DEC2HEX([.G221])" office:value-type="string" office:string-value="A0D9" calcext:value-type="string">
            <text:p>A0D9</text:p>
          </table:table-cell>
          <table:table-cell table:formula="of:=HEX2DEC([.J2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8" calcext:value-type="float">
            <text:p>41178</text:p>
          </table:table-cell>
          <table:table-cell table:formula="of:=DEC2HEX([.G222])" office:value-type="string" office:string-value="A0DA" calcext:value-type="string">
            <text:p>A0DA</text:p>
          </table:table-cell>
          <table:table-cell table:formula="of:=HEX2DEC([.J2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79" calcext:value-type="float">
            <text:p>41179</text:p>
          </table:table-cell>
          <table:table-cell table:formula="of:=DEC2HEX([.G223])" office:value-type="string" office:string-value="A0DB" calcext:value-type="string">
            <text:p>A0DB</text:p>
          </table:table-cell>
          <table:table-cell table:formula="of:=HEX2DEC([.J2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0" calcext:value-type="float">
            <text:p>41180</text:p>
          </table:table-cell>
          <table:table-cell table:formula="of:=DEC2HEX([.G224])" office:value-type="string" office:string-value="A0DC" calcext:value-type="string">
            <text:p>A0DC</text:p>
          </table:table-cell>
          <table:table-cell table:formula="of:=HEX2DEC([.J2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1" calcext:value-type="float">
            <text:p>41181</text:p>
          </table:table-cell>
          <table:table-cell table:formula="of:=DEC2HEX([.G225])" office:value-type="string" office:string-value="A0DD" calcext:value-type="string">
            <text:p>A0DD</text:p>
          </table:table-cell>
          <table:table-cell table:formula="of:=HEX2DEC([.J2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2" calcext:value-type="float">
            <text:p>41182</text:p>
          </table:table-cell>
          <table:table-cell table:formula="of:=DEC2HEX([.G226])" office:value-type="string" office:string-value="A0DE" calcext:value-type="string">
            <text:p>A0DE</text:p>
          </table:table-cell>
          <table:table-cell table:formula="of:=HEX2DEC([.J2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3" calcext:value-type="float">
            <text:p>41183</text:p>
          </table:table-cell>
          <table:table-cell table:formula="of:=DEC2HEX([.G227])" office:value-type="string" office:string-value="A0DF" calcext:value-type="string">
            <text:p>A0DF</text:p>
          </table:table-cell>
          <table:table-cell table:formula="of:=HEX2DEC([.J2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4" calcext:value-type="float">
            <text:p>41184</text:p>
          </table:table-cell>
          <table:table-cell table:formula="of:=DEC2HEX([.G228])" office:value-type="string" office:string-value="A0E0" calcext:value-type="string">
            <text:p>A0E0</text:p>
          </table:table-cell>
          <table:table-cell table:formula="of:=HEX2DEC([.J2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5" calcext:value-type="float">
            <text:p>41185</text:p>
          </table:table-cell>
          <table:table-cell table:formula="of:=DEC2HEX([.G229])" office:value-type="string" office:string-value="A0E1" calcext:value-type="string">
            <text:p>A0E1</text:p>
          </table:table-cell>
          <table:table-cell table:formula="of:=HEX2DEC([.J2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6" calcext:value-type="float">
            <text:p>41186</text:p>
          </table:table-cell>
          <table:table-cell table:formula="of:=DEC2HEX([.G230])" office:value-type="string" office:string-value="A0E2" calcext:value-type="string">
            <text:p>A0E2</text:p>
          </table:table-cell>
          <table:table-cell table:formula="of:=HEX2DEC([.J2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7" calcext:value-type="float">
            <text:p>41187</text:p>
          </table:table-cell>
          <table:table-cell table:formula="of:=DEC2HEX([.G231])" office:value-type="string" office:string-value="A0E3" calcext:value-type="string">
            <text:p>A0E3</text:p>
          </table:table-cell>
          <table:table-cell table:formula="of:=HEX2DEC([.J2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8" calcext:value-type="float">
            <text:p>41188</text:p>
          </table:table-cell>
          <table:table-cell table:formula="of:=DEC2HEX([.G232])" office:value-type="string" office:string-value="A0E4" calcext:value-type="string">
            <text:p>A0E4</text:p>
          </table:table-cell>
          <table:table-cell table:formula="of:=HEX2DEC([.J2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89" calcext:value-type="float">
            <text:p>41189</text:p>
          </table:table-cell>
          <table:table-cell table:formula="of:=DEC2HEX([.G233])" office:value-type="string" office:string-value="A0E5" calcext:value-type="string">
            <text:p>A0E5</text:p>
          </table:table-cell>
          <table:table-cell table:formula="of:=HEX2DEC([.J2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0" calcext:value-type="float">
            <text:p>41190</text:p>
          </table:table-cell>
          <table:table-cell table:formula="of:=DEC2HEX([.G234])" office:value-type="string" office:string-value="A0E6" calcext:value-type="string">
            <text:p>A0E6</text:p>
          </table:table-cell>
          <table:table-cell table:formula="of:=HEX2DEC([.J2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1" calcext:value-type="float">
            <text:p>41191</text:p>
          </table:table-cell>
          <table:table-cell table:formula="of:=DEC2HEX([.G235])" office:value-type="string" office:string-value="A0E7" calcext:value-type="string">
            <text:p>A0E7</text:p>
          </table:table-cell>
          <table:table-cell table:formula="of:=HEX2DEC([.J2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2" calcext:value-type="float">
            <text:p>41192</text:p>
          </table:table-cell>
          <table:table-cell table:formula="of:=DEC2HEX([.G236])" office:value-type="string" office:string-value="A0E8" calcext:value-type="string">
            <text:p>A0E8</text:p>
          </table:table-cell>
          <table:table-cell table:formula="of:=HEX2DEC([.J2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3" calcext:value-type="float">
            <text:p>41193</text:p>
          </table:table-cell>
          <table:table-cell table:formula="of:=DEC2HEX([.G237])" office:value-type="string" office:string-value="A0E9" calcext:value-type="string">
            <text:p>A0E9</text:p>
          </table:table-cell>
          <table:table-cell table:formula="of:=HEX2DEC([.J2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4" calcext:value-type="float">
            <text:p>41194</text:p>
          </table:table-cell>
          <table:table-cell table:formula="of:=DEC2HEX([.G238])" office:value-type="string" office:string-value="A0EA" calcext:value-type="string">
            <text:p>A0EA</text:p>
          </table:table-cell>
          <table:table-cell table:formula="of:=HEX2DEC([.J2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5" calcext:value-type="float">
            <text:p>41195</text:p>
          </table:table-cell>
          <table:table-cell table:formula="of:=DEC2HEX([.G239])" office:value-type="string" office:string-value="A0EB" calcext:value-type="string">
            <text:p>A0EB</text:p>
          </table:table-cell>
          <table:table-cell table:formula="of:=HEX2DEC([.J2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6" calcext:value-type="float">
            <text:p>41196</text:p>
          </table:table-cell>
          <table:table-cell table:formula="of:=DEC2HEX([.G240])" office:value-type="string" office:string-value="A0EC" calcext:value-type="string">
            <text:p>A0EC</text:p>
          </table:table-cell>
          <table:table-cell table:formula="of:=HEX2DEC([.J2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7" calcext:value-type="float">
            <text:p>41197</text:p>
          </table:table-cell>
          <table:table-cell table:formula="of:=DEC2HEX([.G241])" office:value-type="string" office:string-value="A0ED" calcext:value-type="string">
            <text:p>A0ED</text:p>
          </table:table-cell>
          <table:table-cell table:formula="of:=HEX2DEC([.J2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8" calcext:value-type="float">
            <text:p>41198</text:p>
          </table:table-cell>
          <table:table-cell table:formula="of:=DEC2HEX([.G242])" office:value-type="string" office:string-value="A0EE" calcext:value-type="string">
            <text:p>A0EE</text:p>
          </table:table-cell>
          <table:table-cell table:formula="of:=HEX2DEC([.J2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99" calcext:value-type="float">
            <text:p>41199</text:p>
          </table:table-cell>
          <table:table-cell table:formula="of:=DEC2HEX([.G243])" office:value-type="string" office:string-value="A0EF" calcext:value-type="string">
            <text:p>A0EF</text:p>
          </table:table-cell>
          <table:table-cell table:formula="of:=HEX2DEC([.J2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0" calcext:value-type="float">
            <text:p>41200</text:p>
          </table:table-cell>
          <table:table-cell table:formula="of:=DEC2HEX([.G244])" office:value-type="string" office:string-value="A0F0" calcext:value-type="string">
            <text:p>A0F0</text:p>
          </table:table-cell>
          <table:table-cell table:formula="of:=HEX2DEC([.J2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1" calcext:value-type="float">
            <text:p>41201</text:p>
          </table:table-cell>
          <table:table-cell table:formula="of:=DEC2HEX([.G245])" office:value-type="string" office:string-value="A0F1" calcext:value-type="string">
            <text:p>A0F1</text:p>
          </table:table-cell>
          <table:table-cell table:formula="of:=HEX2DEC([.J2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2" calcext:value-type="float">
            <text:p>41202</text:p>
          </table:table-cell>
          <table:table-cell table:formula="of:=DEC2HEX([.G246])" office:value-type="string" office:string-value="A0F2" calcext:value-type="string">
            <text:p>A0F2</text:p>
          </table:table-cell>
          <table:table-cell table:formula="of:=HEX2DEC([.J2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3" calcext:value-type="float">
            <text:p>41203</text:p>
          </table:table-cell>
          <table:table-cell table:formula="of:=DEC2HEX([.G247])" office:value-type="string" office:string-value="A0F3" calcext:value-type="string">
            <text:p>A0F3</text:p>
          </table:table-cell>
          <table:table-cell table:formula="of:=HEX2DEC([.J2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4" calcext:value-type="float">
            <text:p>41204</text:p>
          </table:table-cell>
          <table:table-cell table:formula="of:=DEC2HEX([.G248])" office:value-type="string" office:string-value="A0F4" calcext:value-type="string">
            <text:p>A0F4</text:p>
          </table:table-cell>
          <table:table-cell table:formula="of:=HEX2DEC([.J2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5" calcext:value-type="float">
            <text:p>41205</text:p>
          </table:table-cell>
          <table:table-cell table:formula="of:=DEC2HEX([.G249])" office:value-type="string" office:string-value="A0F5" calcext:value-type="string">
            <text:p>A0F5</text:p>
          </table:table-cell>
          <table:table-cell table:formula="of:=HEX2DEC([.J2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6" calcext:value-type="float">
            <text:p>41206</text:p>
          </table:table-cell>
          <table:table-cell table:formula="of:=DEC2HEX([.G250])" office:value-type="string" office:string-value="A0F6" calcext:value-type="string">
            <text:p>A0F6</text:p>
          </table:table-cell>
          <table:table-cell table:formula="of:=HEX2DEC([.J2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7" calcext:value-type="float">
            <text:p>41207</text:p>
          </table:table-cell>
          <table:table-cell table:formula="of:=DEC2HEX([.G251])" office:value-type="string" office:string-value="A0F7" calcext:value-type="string">
            <text:p>A0F7</text:p>
          </table:table-cell>
          <table:table-cell table:formula="of:=HEX2DEC([.J2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8" calcext:value-type="float">
            <text:p>41208</text:p>
          </table:table-cell>
          <table:table-cell table:formula="of:=DEC2HEX([.G252])" office:value-type="string" office:string-value="A0F8" calcext:value-type="string">
            <text:p>A0F8</text:p>
          </table:table-cell>
          <table:table-cell table:formula="of:=HEX2DEC([.J2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09" calcext:value-type="float">
            <text:p>41209</text:p>
          </table:table-cell>
          <table:table-cell table:formula="of:=DEC2HEX([.G253])" office:value-type="string" office:string-value="A0F9" calcext:value-type="string">
            <text:p>A0F9</text:p>
          </table:table-cell>
          <table:table-cell table:formula="of:=HEX2DEC([.J2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0" calcext:value-type="float">
            <text:p>41210</text:p>
          </table:table-cell>
          <table:table-cell table:formula="of:=DEC2HEX([.G254])" office:value-type="string" office:string-value="A0FA" calcext:value-type="string">
            <text:p>A0FA</text:p>
          </table:table-cell>
          <table:table-cell table:formula="of:=HEX2DEC([.J2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1" calcext:value-type="float">
            <text:p>41211</text:p>
          </table:table-cell>
          <table:table-cell table:formula="of:=DEC2HEX([.G255])" office:value-type="string" office:string-value="A0FB" calcext:value-type="string">
            <text:p>A0FB</text:p>
          </table:table-cell>
          <table:table-cell table:formula="of:=HEX2DEC([.J2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2" calcext:value-type="float">
            <text:p>41212</text:p>
          </table:table-cell>
          <table:table-cell table:formula="of:=DEC2HEX([.G256])" office:value-type="string" office:string-value="A0FC" calcext:value-type="string">
            <text:p>A0FC</text:p>
          </table:table-cell>
          <table:table-cell table:formula="of:=HEX2DEC([.J2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3" calcext:value-type="float">
            <text:p>41213</text:p>
          </table:table-cell>
          <table:table-cell table:formula="of:=DEC2HEX([.G257])" office:value-type="string" office:string-value="A0FD" calcext:value-type="string">
            <text:p>A0FD</text:p>
          </table:table-cell>
          <table:table-cell table:formula="of:=HEX2DEC([.J2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4" calcext:value-type="float">
            <text:p>41214</text:p>
          </table:table-cell>
          <table:table-cell table:formula="of:=DEC2HEX([.G258])" office:value-type="string" office:string-value="A0FE" calcext:value-type="string">
            <text:p>A0FE</text:p>
          </table:table-cell>
          <table:table-cell table:formula="of:=HEX2DEC([.J2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5" calcext:value-type="float">
            <text:p>41215</text:p>
          </table:table-cell>
          <table:table-cell table:formula="of:=DEC2HEX([.G259])" office:value-type="string" office:string-value="A0FF" calcext:value-type="string">
            <text:p>A0FF</text:p>
          </table:table-cell>
          <table:table-cell table:formula="of:=HEX2DEC([.J2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6" calcext:value-type="float">
            <text:p>41216</text:p>
          </table:table-cell>
          <table:table-cell table:formula="of:=DEC2HEX([.G260])" office:value-type="string" office:string-value="A100" calcext:value-type="string">
            <text:p>A100</text:p>
          </table:table-cell>
          <table:table-cell table:formula="of:=HEX2DEC([.J2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7" calcext:value-type="float">
            <text:p>41217</text:p>
          </table:table-cell>
          <table:table-cell table:formula="of:=DEC2HEX([.G261])" office:value-type="string" office:string-value="A101" calcext:value-type="string">
            <text:p>A101</text:p>
          </table:table-cell>
          <table:table-cell table:formula="of:=HEX2DEC([.J2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8" calcext:value-type="float">
            <text:p>41218</text:p>
          </table:table-cell>
          <table:table-cell table:formula="of:=DEC2HEX([.G262])" office:value-type="string" office:string-value="A102" calcext:value-type="string">
            <text:p>A102</text:p>
          </table:table-cell>
          <table:table-cell table:formula="of:=HEX2DEC([.J2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19" calcext:value-type="float">
            <text:p>41219</text:p>
          </table:table-cell>
          <table:table-cell table:formula="of:=DEC2HEX([.G263])" office:value-type="string" office:string-value="A103" calcext:value-type="string">
            <text:p>A103</text:p>
          </table:table-cell>
          <table:table-cell table:formula="of:=HEX2DEC([.J2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0" calcext:value-type="float">
            <text:p>41220</text:p>
          </table:table-cell>
          <table:table-cell table:formula="of:=DEC2HEX([.G264])" office:value-type="string" office:string-value="A104" calcext:value-type="string">
            <text:p>A104</text:p>
          </table:table-cell>
          <table:table-cell table:formula="of:=HEX2DEC([.J2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1" calcext:value-type="float">
            <text:p>41221</text:p>
          </table:table-cell>
          <table:table-cell table:formula="of:=DEC2HEX([.G265])" office:value-type="string" office:string-value="A105" calcext:value-type="string">
            <text:p>A105</text:p>
          </table:table-cell>
          <table:table-cell table:formula="of:=HEX2DEC([.J2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2" calcext:value-type="float">
            <text:p>41222</text:p>
          </table:table-cell>
          <table:table-cell table:formula="of:=DEC2HEX([.G266])" office:value-type="string" office:string-value="A106" calcext:value-type="string">
            <text:p>A106</text:p>
          </table:table-cell>
          <table:table-cell table:formula="of:=HEX2DEC([.J2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3" calcext:value-type="float">
            <text:p>41223</text:p>
          </table:table-cell>
          <table:table-cell table:formula="of:=DEC2HEX([.G267])" office:value-type="string" office:string-value="A107" calcext:value-type="string">
            <text:p>A107</text:p>
          </table:table-cell>
          <table:table-cell table:formula="of:=HEX2DEC([.J2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4" calcext:value-type="float">
            <text:p>41224</text:p>
          </table:table-cell>
          <table:table-cell table:formula="of:=DEC2HEX([.G268])" office:value-type="string" office:string-value="A108" calcext:value-type="string">
            <text:p>A108</text:p>
          </table:table-cell>
          <table:table-cell table:formula="of:=HEX2DEC([.J2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5" calcext:value-type="float">
            <text:p>41225</text:p>
          </table:table-cell>
          <table:table-cell table:formula="of:=DEC2HEX([.G269])" office:value-type="string" office:string-value="A109" calcext:value-type="string">
            <text:p>A109</text:p>
          </table:table-cell>
          <table:table-cell table:formula="of:=HEX2DEC([.J2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6" calcext:value-type="float">
            <text:p>41226</text:p>
          </table:table-cell>
          <table:table-cell table:formula="of:=DEC2HEX([.G270])" office:value-type="string" office:string-value="A10A" calcext:value-type="string">
            <text:p>A10A</text:p>
          </table:table-cell>
          <table:table-cell table:formula="of:=HEX2DEC([.J2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7" calcext:value-type="float">
            <text:p>41227</text:p>
          </table:table-cell>
          <table:table-cell table:formula="of:=DEC2HEX([.G271])" office:value-type="string" office:string-value="A10B" calcext:value-type="string">
            <text:p>A10B</text:p>
          </table:table-cell>
          <table:table-cell table:formula="of:=HEX2DEC([.J2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8" calcext:value-type="float">
            <text:p>41228</text:p>
          </table:table-cell>
          <table:table-cell table:formula="of:=DEC2HEX([.G272])" office:value-type="string" office:string-value="A10C" calcext:value-type="string">
            <text:p>A10C</text:p>
          </table:table-cell>
          <table:table-cell table:formula="of:=HEX2DEC([.J2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29" calcext:value-type="float">
            <text:p>41229</text:p>
          </table:table-cell>
          <table:table-cell table:formula="of:=DEC2HEX([.G273])" office:value-type="string" office:string-value="A10D" calcext:value-type="string">
            <text:p>A10D</text:p>
          </table:table-cell>
          <table:table-cell table:formula="of:=HEX2DEC([.J2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0" calcext:value-type="float">
            <text:p>41230</text:p>
          </table:table-cell>
          <table:table-cell table:formula="of:=DEC2HEX([.G274])" office:value-type="string" office:string-value="A10E" calcext:value-type="string">
            <text:p>A10E</text:p>
          </table:table-cell>
          <table:table-cell table:formula="of:=HEX2DEC([.J2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1" calcext:value-type="float">
            <text:p>41231</text:p>
          </table:table-cell>
          <table:table-cell table:formula="of:=DEC2HEX([.G275])" office:value-type="string" office:string-value="A10F" calcext:value-type="string">
            <text:p>A10F</text:p>
          </table:table-cell>
          <table:table-cell table:formula="of:=HEX2DEC([.J2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2" calcext:value-type="float">
            <text:p>41232</text:p>
          </table:table-cell>
          <table:table-cell table:formula="of:=DEC2HEX([.G276])" office:value-type="string" office:string-value="A110" calcext:value-type="string">
            <text:p>A110</text:p>
          </table:table-cell>
          <table:table-cell table:formula="of:=HEX2DEC([.J2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3" calcext:value-type="float">
            <text:p>41233</text:p>
          </table:table-cell>
          <table:table-cell table:formula="of:=DEC2HEX([.G277])" office:value-type="string" office:string-value="A111" calcext:value-type="string">
            <text:p>A111</text:p>
          </table:table-cell>
          <table:table-cell table:formula="of:=HEX2DEC([.J2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4" calcext:value-type="float">
            <text:p>41234</text:p>
          </table:table-cell>
          <table:table-cell table:formula="of:=DEC2HEX([.G278])" office:value-type="string" office:string-value="A112" calcext:value-type="string">
            <text:p>A112</text:p>
          </table:table-cell>
          <table:table-cell table:formula="of:=HEX2DEC([.J2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5" calcext:value-type="float">
            <text:p>41235</text:p>
          </table:table-cell>
          <table:table-cell table:formula="of:=DEC2HEX([.G279])" office:value-type="string" office:string-value="A113" calcext:value-type="string">
            <text:p>A113</text:p>
          </table:table-cell>
          <table:table-cell table:formula="of:=HEX2DEC([.J2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6" calcext:value-type="float">
            <text:p>41236</text:p>
          </table:table-cell>
          <table:table-cell table:formula="of:=DEC2HEX([.G280])" office:value-type="string" office:string-value="A114" calcext:value-type="string">
            <text:p>A114</text:p>
          </table:table-cell>
          <table:table-cell table:formula="of:=HEX2DEC([.J2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7" calcext:value-type="float">
            <text:p>41237</text:p>
          </table:table-cell>
          <table:table-cell table:formula="of:=DEC2HEX([.G281])" office:value-type="string" office:string-value="A115" calcext:value-type="string">
            <text:p>A115</text:p>
          </table:table-cell>
          <table:table-cell table:formula="of:=HEX2DEC([.J2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8" calcext:value-type="float">
            <text:p>41238</text:p>
          </table:table-cell>
          <table:table-cell table:formula="of:=DEC2HEX([.G282])" office:value-type="string" office:string-value="A116" calcext:value-type="string">
            <text:p>A116</text:p>
          </table:table-cell>
          <table:table-cell table:formula="of:=HEX2DEC([.J2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39" calcext:value-type="float">
            <text:p>41239</text:p>
          </table:table-cell>
          <table:table-cell table:formula="of:=DEC2HEX([.G283])" office:value-type="string" office:string-value="A117" calcext:value-type="string">
            <text:p>A117</text:p>
          </table:table-cell>
          <table:table-cell table:formula="of:=HEX2DEC([.J2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0" calcext:value-type="float">
            <text:p>41240</text:p>
          </table:table-cell>
          <table:table-cell table:formula="of:=DEC2HEX([.G284])" office:value-type="string" office:string-value="A118" calcext:value-type="string">
            <text:p>A118</text:p>
          </table:table-cell>
          <table:table-cell table:formula="of:=HEX2DEC([.J2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1" calcext:value-type="float">
            <text:p>41241</text:p>
          </table:table-cell>
          <table:table-cell table:formula="of:=DEC2HEX([.G285])" office:value-type="string" office:string-value="A119" calcext:value-type="string">
            <text:p>A119</text:p>
          </table:table-cell>
          <table:table-cell table:formula="of:=HEX2DEC([.J2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2" calcext:value-type="float">
            <text:p>41242</text:p>
          </table:table-cell>
          <table:table-cell table:formula="of:=DEC2HEX([.G286])" office:value-type="string" office:string-value="A11A" calcext:value-type="string">
            <text:p>A11A</text:p>
          </table:table-cell>
          <table:table-cell table:formula="of:=HEX2DEC([.J2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3" calcext:value-type="float">
            <text:p>41243</text:p>
          </table:table-cell>
          <table:table-cell table:formula="of:=DEC2HEX([.G287])" office:value-type="string" office:string-value="A11B" calcext:value-type="string">
            <text:p>A11B</text:p>
          </table:table-cell>
          <table:table-cell table:formula="of:=HEX2DEC([.J2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4" calcext:value-type="float">
            <text:p>41244</text:p>
          </table:table-cell>
          <table:table-cell table:formula="of:=DEC2HEX([.G288])" office:value-type="string" office:string-value="A11C" calcext:value-type="string">
            <text:p>A11C</text:p>
          </table:table-cell>
          <table:table-cell table:formula="of:=HEX2DEC([.J2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5" calcext:value-type="float">
            <text:p>41245</text:p>
          </table:table-cell>
          <table:table-cell table:formula="of:=DEC2HEX([.G289])" office:value-type="string" office:string-value="A11D" calcext:value-type="string">
            <text:p>A11D</text:p>
          </table:table-cell>
          <table:table-cell table:formula="of:=HEX2DEC([.J2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6" calcext:value-type="float">
            <text:p>41246</text:p>
          </table:table-cell>
          <table:table-cell table:formula="of:=DEC2HEX([.G290])" office:value-type="string" office:string-value="A11E" calcext:value-type="string">
            <text:p>A11E</text:p>
          </table:table-cell>
          <table:table-cell table:formula="of:=HEX2DEC([.J2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7" calcext:value-type="float">
            <text:p>41247</text:p>
          </table:table-cell>
          <table:table-cell table:formula="of:=DEC2HEX([.G291])" office:value-type="string" office:string-value="A11F" calcext:value-type="string">
            <text:p>A11F</text:p>
          </table:table-cell>
          <table:table-cell table:formula="of:=HEX2DEC([.J2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8" calcext:value-type="float">
            <text:p>41248</text:p>
          </table:table-cell>
          <table:table-cell table:formula="of:=DEC2HEX([.G292])" office:value-type="string" office:string-value="A120" calcext:value-type="string">
            <text:p>A120</text:p>
          </table:table-cell>
          <table:table-cell table:formula="of:=HEX2DEC([.J2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49" calcext:value-type="float">
            <text:p>41249</text:p>
          </table:table-cell>
          <table:table-cell table:formula="of:=DEC2HEX([.G293])" office:value-type="string" office:string-value="A121" calcext:value-type="string">
            <text:p>A121</text:p>
          </table:table-cell>
          <table:table-cell table:formula="of:=HEX2DEC([.J2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0" calcext:value-type="float">
            <text:p>41250</text:p>
          </table:table-cell>
          <table:table-cell table:formula="of:=DEC2HEX([.G294])" office:value-type="string" office:string-value="A122" calcext:value-type="string">
            <text:p>A122</text:p>
          </table:table-cell>
          <table:table-cell table:formula="of:=HEX2DEC([.J2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1" calcext:value-type="float">
            <text:p>41251</text:p>
          </table:table-cell>
          <table:table-cell table:formula="of:=DEC2HEX([.G295])" office:value-type="string" office:string-value="A123" calcext:value-type="string">
            <text:p>A123</text:p>
          </table:table-cell>
          <table:table-cell table:formula="of:=HEX2DEC([.J2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2" calcext:value-type="float">
            <text:p>41252</text:p>
          </table:table-cell>
          <table:table-cell table:formula="of:=DEC2HEX([.G296])" office:value-type="string" office:string-value="A124" calcext:value-type="string">
            <text:p>A124</text:p>
          </table:table-cell>
          <table:table-cell table:formula="of:=HEX2DEC([.J2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3" calcext:value-type="float">
            <text:p>41253</text:p>
          </table:table-cell>
          <table:table-cell table:formula="of:=DEC2HEX([.G297])" office:value-type="string" office:string-value="A125" calcext:value-type="string">
            <text:p>A125</text:p>
          </table:table-cell>
          <table:table-cell table:formula="of:=HEX2DEC([.J2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4" calcext:value-type="float">
            <text:p>41254</text:p>
          </table:table-cell>
          <table:table-cell table:formula="of:=DEC2HEX([.G298])" office:value-type="string" office:string-value="A126" calcext:value-type="string">
            <text:p>A126</text:p>
          </table:table-cell>
          <table:table-cell table:formula="of:=HEX2DEC([.J2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5" calcext:value-type="float">
            <text:p>41255</text:p>
          </table:table-cell>
          <table:table-cell table:formula="of:=DEC2HEX([.G299])" office:value-type="string" office:string-value="A127" calcext:value-type="string">
            <text:p>A127</text:p>
          </table:table-cell>
          <table:table-cell table:formula="of:=HEX2DEC([.J2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6" calcext:value-type="float">
            <text:p>41256</text:p>
          </table:table-cell>
          <table:table-cell table:formula="of:=DEC2HEX([.G300])" office:value-type="string" office:string-value="A128" calcext:value-type="string">
            <text:p>A128</text:p>
          </table:table-cell>
          <table:table-cell table:formula="of:=HEX2DEC([.J3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7" calcext:value-type="float">
            <text:p>41257</text:p>
          </table:table-cell>
          <table:table-cell table:formula="of:=DEC2HEX([.G301])" office:value-type="string" office:string-value="A129" calcext:value-type="string">
            <text:p>A129</text:p>
          </table:table-cell>
          <table:table-cell table:formula="of:=HEX2DEC([.J3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8" calcext:value-type="float">
            <text:p>41258</text:p>
          </table:table-cell>
          <table:table-cell table:formula="of:=DEC2HEX([.G302])" office:value-type="string" office:string-value="A12A" calcext:value-type="string">
            <text:p>A12A</text:p>
          </table:table-cell>
          <table:table-cell table:formula="of:=HEX2DEC([.J3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59" calcext:value-type="float">
            <text:p>41259</text:p>
          </table:table-cell>
          <table:table-cell table:formula="of:=DEC2HEX([.G303])" office:value-type="string" office:string-value="A12B" calcext:value-type="string">
            <text:p>A12B</text:p>
          </table:table-cell>
          <table:table-cell table:formula="of:=HEX2DEC([.J3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60" calcext:value-type="float">
            <text:p>41260</text:p>
          </table:table-cell>
          <table:table-cell table:formula="of:=DEC2HEX([.G304])" office:value-type="string" office:string-value="A12C" calcext:value-type="string">
            <text:p>A12C</text:p>
          </table:table-cell>
          <table:table-cell table:formula="of:=HEX2DEC([.J3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61" calcext:value-type="float">
            <text:p>41261</text:p>
          </table:table-cell>
          <table:table-cell table:formula="of:=DEC2HEX([.G305])" office:value-type="string" office:string-value="A12D" calcext:value-type="string">
            <text:p>A12D</text:p>
          </table:table-cell>
          <table:table-cell table:formula="of:=HEX2DEC([.J3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62" calcext:value-type="float">
            <text:p>41262</text:p>
          </table:table-cell>
          <table:table-cell table:formula="of:=DEC2HEX([.G306])" office:value-type="string" office:string-value="A12E" calcext:value-type="string">
            <text:p>A12E</text:p>
          </table:table-cell>
          <table:table-cell table:formula="of:=HEX2DEC([.J3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63" calcext:value-type="float">
            <text:p>41263</text:p>
          </table:table-cell>
          <table:table-cell table:formula="of:=DEC2HEX([.G307])" office:value-type="string" office:string-value="A12F" calcext:value-type="string">
            <text:p>A12F</text:p>
          </table:table-cell>
          <table:table-cell table:formula="of:=HEX2DEC([.J3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DEC2HEX([.G30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0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1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2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3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DEC2HEX([.G34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 table:number-rows-repeated="10482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7:37:43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08:50.720000000</meta:creation-date>
    <dc:date>2020-05-03T08:27:38.708000000</dc:date>
    <meta:editing-duration>PT30M18S</meta:editing-duration>
    <meta:editing-cycles>4</meta:editing-cycles>
    <meta:generator>LibreOffice/6.3.3.2$Windows_X86_64 LibreOffice_project/a64200df03143b798afd1ec74a12ab50359878ed</meta:generator>
    <meta:document-statistic meta:table-count="1" meta:cell-count="1244" meta:object-count="0"/>
  </office:meta>
</office:document-meta>
</file>